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/*Root Variables &amp; Global Reset*/</text:p>
      <text:p text:style-name="Normal">: root</text:p>
      <text:p text:style-name="Normal"/>
      <text:p text:style-name="Normal">{</text:p>
      <text:p text:style-name="Normal"><text:s text:c="4"/>--font-size: 14px; /*Defines default font size variable */</text:p>
      <text:p text:style-name="Normal">}</text:p>
      <text:p text:style-name="Normal"/>
      <text:p text:style-name="Normal">html {</text:p>
      <text:p text:style-name="Normal"><text:s text:c="4"/>font-size: var(--font-size); /* Applies the variable to the root element */</text:p>
      <text:p text:style-name="Normal">}</text:p>
      <text:p text:style-name="Normal"/>
      <text:p text:style-name="Normal">/* UI Focus States*/</text:p>
      <text:p text:style-name="Normal">.btn:focus, .btn:active:focus, .btn-link.nav-link:focus, .form-control:focus, .form-check-input:focus {</text:p>
      <text:p text:style-name="Normal"><text:s text:c="2"/>box-shadow: 0 0 0 0.1rem white, 0 0 0 0.25rem #258cfb; /*Custom blue focis ring for accessibility */</text:p>
      <text:p text:style-name="Normal">}</text:p>
      <text:p text:style-name="Normal"/>
      <text:p text:style-name="Normal">html {</text:p>
      <text:p text:style-name="Normal"><text:s text:c="2"/>position: relative; /*Sets positioning context for absolute children */</text:p>
      <text:p text:style-name="Normal"><text:s text:c="2"/>min-height: 100%; /*Ensures page spans full heigh of viewpoints */</text:p>
      <text:p text:style-name="Normal">}</text:p>
      <text:p text:style-name="Normal"/>
      <text:p text:style-name="Normal">body {</text:p>
      <text:p text:style-name="Normal"><text:s text:c="2"/>margin-bottom: 60px; /*Reserves space for a fixed footer*/</text:p>
      <text:p text:style-name="Normal">}</text:p>
      <text:p text:style-name="Normal">/*Floating FROM LABELS*/</text:p>
      <text:p text:style-name="Normal">.form-floating &gt; .form-control-plaintext::placeholder, .form-floating &gt; .form-control::placeholder {</text:p>
      <text:soft-page-break/>
      <text:p text:style-name="Normal"><text:s text:c="2"/>color: var(--bs-secondary-color); /*Sets placeholder color to secondary theme color */</text:p>
      <text:p text:style-name="Normal"><text:s text:c="2"/>text-align: end; /* Alligns placeholder text to thge right initially*/</text:p>
      <text:p text:style-name="Normal">}</text:p>
      <text:p text:style-name="Normal"/>
      <text:p text:style-name="Normal">.form-floating &gt; .form-control-plaintext:focus::placeholder, .form-floating &gt; .form-control:focus::placeholder {</text:p>
      <text:p text:style-name="Normal"><text:s text:c="2"/>text-align: start;/*Moves placeholder to the left when input is focused */</text:p>
      <text:p text:style-name="Normal">}</text:p>
      <text:p text:style-name="Normal"/>
      <text:p text:style-name="Normal">/* HERO SECTION - LANDING Area */</text:p>
      <text:p text:style-name="Normal">.hero {</text:p>
      <text:p text:style-name="Normal"><text:s text:c="4"/>background-color: #F3F4F6; /* Light background */</text:p>
      <text:p text:style-name="Normal"><text:s text:c="4"/>padding: 50px 0; /* Top and bottom padding */ /*Vertical spacing*/</text:p>
      <text:p text:style-name="Normal"><text:s text:c="4"/>text-align: center;/*centers all content inside hero*/</text:p>
      <text:p text:style-name="Normal"><text:s text:c="4"/>color: #111827; /* Dark text color */</text:p>
      <text:p text:style-name="Normal">}</text:p>
      <text:p text:style-name="Normal"/>
      <text:p text:style-name="Normal"><text:s text:c="4"/>.hero h1 {</text:p>
      <text:p text:style-name="Normal"><text:s text:c="8"/>font-size: 2.5rem;/*large heading font size*/</text:p>
      <text:p text:style-name="Normal"><text:s text:c="8"/>color: #2E7D32; /* Green color for heading */</text:p>
      <text:p text:style-name="Normal"><text:s text:c="8"/>font-weight: 700;/*Bold text*/</text:p>
      <text:p text:style-name="Normal"><text:s text:c="4"/>}</text:p>
      <text:p text:style-name="Normal"/>
      <text:p text:style-name="Normal"><text:s text:c="4"/>.hero p {</text:p>
      <text:p text:style-name="Normal"><text:s text:c="8"/>font-size: 1.2rem;/*subheader font size*/</text:p>
      <text:p text:style-name="Normal"><text:s text:c="8"/>color: #555; /* Slightly lighter gray for readability */</text:p>
      <text:p text:style-name="Normal"><text:s text:c="8"/>margin-top: 20px;/*Spacing above paragraph*/</text:p>
      <text:p text:style-name="Normal"><text:s text:c="4"/>}</text:p>
      <text:p text:style-name="Normal"/>
      <text:p text:style-name="Normal">/* FEATURE CARDS (3D Flip Effect) */</text:p>
      <text:p text:style-name="Normal">.flip-card {</text:p>
      <text:p text:style-name="Normal"><text:s text:c="4"/>background: transparent; /*Invisible container*/</text:p>
      <text:p text:style-name="Normal"><text:s text:c="4"/>width: 100%;/*Spans column width*/</text:p>
      <text:p text:style-name="Normal"><text:s text:c="4"/>height: 180px;/*Fixed card height*/</text:p>
      <text:p text:style-name="Normal"><text:s text:c="4"/>perspective: 1000px;/*Necessary for 3D depth effect*/</text:p>
      <text:p text:style-name="Normal"><text:s text:c="4"/>margin-top: 20px;/*Spacing between cards*/</text:p>
      <text:p text:style-name="Normal">}</text:p>
      <text:p text:style-name="Normal"/>
      <text:p text:style-name="Normal">.flip-inner {</text:p>
      <text:p text:style-name="Normal"><text:s text:c="4"/>position: relative; /*Context for front/back faces*/</text:p>
      <text:p text:style-name="Normal"><text:s text:c="4"/>width: 100%; /*Full container width*/</text:p>
      <text:p text:style-name="Normal"><text:s text:c="4"/>height: 100%; /*Full container height*/</text:p>
      <text:p text:style-name="Normal"><text:s text:c="4"/>text-align: center; /*Center text inside faces*/</text:p>
      <text:p text:style-name="Normal"><text:s text:c="4"/>transition: transform 0.6s; /*Duration of the flip animation*/</text:p>
      <text:p text:style-name="Normal"><text:s text:c="4"/>transform-style: preserve-3d; /*Allows children to exist in 3D space*/</text:p>
      <text:p text:style-name="Normal">}</text:p>
      <text:p text:style-name="Normal"/>
      <text:p text:style-name="Normal">.flip-card:hover .flip-inner {</text:p>
      <text:p text:style-name="Normal"><text:s text:c="4"/>transform: rotateY(180deg); /*Triggers rotation on hover*/</text:p>
      <text:p text:style-name="Normal">}</text:p>
      <text:p text:style-name="Normal"/>
      <text:p text:style-name="Normal">.flip-front, .flip-back {</text:p>
      <text:p text:style-name="Normal"><text:s text:c="4"/>position: absolute; /*Overlap front and back faces*/</text:p>
      <text:p text:style-name="Normal"><text:s text:c="4"/>width: 100%; /*match parent width*/</text:p>
      <text:p text:style-name="Normal"><text:s text:c="4"/>height: 100%; /*Match parent height*/</text:p>
      <text:p text:style-name="Normal"><text:s text:c="4"/>border-radius: 10px; /*Rounded vard corners*/</text:p>
      <text:soft-page-break/>
      <text:p text:style-name="Normal"><text:s text:c="4"/>backface-visibility: hidden; /*Hides the revers side during rotation*/</text:p>
      <text:p text:style-name="Normal"><text:s text:c="4"/>display: flex; /*centers content using flexbox*/</text:p>
      <text:p text:style-name="Normal"><text:s text:c="4"/>align-items: center; /*Vertical center*/</text:p>
      <text:p text:style-name="Normal"><text:s text:c="4"/>justify-content: center; /*Horizontal center*/</text:p>
      <text:p text:style-name="Normal"><text:s text:c="4"/>padding: 20px; /*Internal spacing*/</text:p>
      <text:p text:style-name="Normal"><text:s text:c="4"/>box-shadow: 0 2px 8px rgba(0,0,0,0.08); /*Subtle card shadow*/</text:p>
      <text:p text:style-name="Normal">}</text:p>
      <text:p text:style-name="Normal"/>
      <text:p text:style-name="Normal">/* FRONT */</text:p>
      <text:p text:style-name="Normal">.flip-front {</text:p>
      <text:p text:style-name="Normal"><text:s text:c="4"/>background: #DDEEE5; /*Light green theme for front*/</text:p>
      <text:p text:style-name="Normal"><text:s text:c="4"/>color: #2E7D32; /*Green text*/</text:p>
      <text:p text:style-name="Normal"><text:s text:c="4"/>font-weight: 600; /*Semi-bold*/</text:p>
      <text:p text:style-name="Normal">}</text:p>
      <text:p text:style-name="Normal"/>
      <text:p text:style-name="Normal">/* BACK */</text:p>
      <text:p text:style-name="Normal">.flip-back {</text:p>
      <text:p text:style-name="Normal"><text:s text:c="4"/>background: #ffffff; /*white background for back */</text:p>
      <text:p text:style-name="Normal"><text:s text:c="4"/>transform: rotateY(180deg); /*Initially flipped 180 degrees*/</text:p>
      <text:p text:style-name="Normal"><text:s text:c="4"/>color: #111827; /*Dark text*/</text:p>
      <text:p text:style-name="Normal">}</text:p>
      <text:p text:style-name="Normal"/>
      <text:p text:style-name="Normal">/* SECTION TITLES */</text:p>
      <text:p text:style-name="Normal">.section-title {</text:p>
      <text:p text:style-name="Normal"><text:s text:c="4"/>text-align: center; /*Centered heading*/</text:p>
      <text:p text:style-name="Normal"><text:s text:c="4"/>font-size: 2rem; /*Text size*/</text:p>
      <text:p text:style-name="Normal"><text:s text:c="4"/>color: #2E7D32; /* Green color */</text:p>
      <text:p text:style-name="Normal"><text:s text:c="4"/>margin-bottom: 20px; /*Spacing below titles*/</text:p>
      <text:soft-page-break/>
      <text:p text:style-name="Normal">}</text:p>
      <text:p text:style-name="Normal"/>
      <text:p text:style-name="Normal">/* SECTION TEXT */</text:p>
      <text:p text:style-name="Normal">.section-text {</text:p>
      <text:p text:style-name="Normal"><text:s text:c="4"/>font-size: 1.1rem; /*Standard body size*/</text:p>
      <text:p text:style-name="Normal"><text:s text:c="4"/>line-height: 1.6; /*line spacing for readability*/</text:p>
      <text:p text:style-name="Normal"><text:s text:c="4"/>color: #555; /*grey text*/</text:p>
      <text:p text:style-name="Normal"><text:s text:c="4"/>text-align: center; /*centered block text*/</text:p>
      <text:p text:style-name="Normal">}</text:p>
      <text:p text:style-name="Normal">/*Narvigation styling*/</text:p>
      <text:p text:style-name="Normal">.navbar {</text:p>
      <text:p text:style-name="Normal"><text:s text:c="4"/>background: #DDEEE5 !important; /*Forces green background override*/</text:p>
      <text:p text:style-name="Normal"><text:s text:c="4"/>border-radius: 0 0 18px 18px; /*Rounds bottom corners of the nav*/</text:p>
      <text:p text:style-name="Normal"><text:s text:c="4"/>padding: 10px 20px; /*Horizontal and vertical nav padding*/</text:p>
      <text:p text:style-name="Normal">}</text:p>
      <text:p text:style-name="Normal"/>
      <text:p text:style-name="Normal">.navbar-brand {</text:p>
      <text:p text:style-name="Normal"><text:s text:c="4"/>font-weight: 700; /*Bold brand name*/</text:p>
      <text:p text:style-name="Normal"><text:s text:c="4"/>color: #2E7D32 !important; /*Green brand name*/</text:p>
      <text:p text:style-name="Normal"><text:s text:c="4"/>letter-spacing: 0.5px; /*slight spacing between characters*/</text:p>
      <text:p text:style-name="Normal">}</text:p>
      <text:p text:style-name="Normal"/>
      <text:p text:style-name="Normal">.nav-link {</text:p>
      <text:p text:style-name="Normal"><text:s text:c="4"/>color: #111827 !important; /*Dark text for links*/</text:p>
      <text:p text:style-name="Normal"><text:s text:c="4"/>margin: 0 6px; /*Horizontal gap between links*/</text:p>
      <text:p text:style-name="Normal"><text:s text:c="4"/>border-radius: 8px; /*Rounded clickable area*/</text:p>
      <text:p text:style-name="Normal"><text:s text:c="4"/>padding: 6px 10px; /*click area padding*/</text:p>
      <text:p text:style-name="Normal"><text:s text:c="4"/>transition: 0.2s ease; /*Smooth hover transition*/</text:p>
      <text:soft-page-break/>
      <text:p text:style-name="Normal">}</text:p>
      <text:p text:style-name="Normal"/>
      <text:p text:style-name="Normal"><text:s text:c="4"/>.nav-link:hover {</text:p>
      <text:p text:style-name="Normal"><text:s text:c="8"/>background: #CFE7D8; /*slightly darker green hover state*/</text:p>
      <text:p text:style-name="Normal"><text:s text:c="8"/>color: #2E7D32 !important; /*green text on hover*/</text:p>
      <text:p text:style-name="Normal"><text:s text:c="8"/>transform: translateY(-1px); /*subtle lift effect on hover*/</text:p>
      <text:p text:style-name="Normal"><text:s text:c="4"/>}</text:p>
      <text:p text:style-name="Normal"/>
      <text:p text:style-name="Normal">.navbar-toggler {</text:p>
      <text:p text:style-name="Normal"><text:s text:c="4"/>border-radius: 8px; /*rounds the mobile menu button*/</text:p>
      <text:p text:style-name="Normal">}</text:p>
      <text:p text:style-name="Normal">/*Theme color variables*/</text:p>
      <text:p text:style-name="Normal">:root {</text:p>
      <text:p text:style-name="Normal"><text:s text:c="4"/>--bg: #F3F4F6; /*Global background color*/</text:p>
      <text:p text:style-name="Normal"><text:s text:c="4"/>--card: #ffffff; /*global card color*/</text:p>
      <text:p text:style-name="Normal"><text:s text:c="4"/>--text: #111827; /*global text color*/</text:p>
      <text:p text:style-name="Normal"><text:s text:c="4"/>--nav: #DDEEE5; /*global nav color*/</text:p>
      <text:p text:style-name="Normal"><text:s text:c="4"/>--footer: #DDEEE5; /*global footer color*/</text:p>
      <text:p text:style-name="Normal"><text:s text:c="4"/>--accent: #2E7D32; /*global brand color*/</text:p>
      <text:p text:style-name="Normal">}</text:p>
      <text:p text:style-name="Normal"/>
      <text:p text:style-name="Normal">/*SETTINGS PANEL*/</text:p>
      <text:p text:style-name="Normal">.settings-panel {</text:p>
      <text:p text:style-name="Normal"><text:s text:c="4"/>position: fixed; /*floats above content*/</text:p>
      <text:p text:style-name="Normal"><text:s text:c="4"/>top: 70px; /*Distance from top*/</text:p>
      <text:p text:style-name="Normal"><text:s text:c="4"/>right: 20px; /*distance from right*/</text:p>
      <text:p text:style-name="Normal"><text:s text:c="4"/>width: 220px; /*panel width*/</text:p>
      <text:p text:style-name="Normal"><text:s text:c="4"/>background: #ffffff; /*panel background*/</text:p>
      <text:soft-page-break/>
      <text:p text:style-name="Normal"><text:s text:c="4"/>border-radius: 12px; /*rounded coners*/</text:p>
      <text:p text:style-name="Normal"><text:s text:c="4"/>padding: 15px; /*internal spacing*/</text:p>
      <text:p text:style-name="Normal"><text:s text:c="4"/>box-shadow: 0 10px 25px rgba(0,0,0,0.2); /*deep shadow for depth*/</text:p>
      <text:p text:style-name="Normal"><text:s text:c="4"/>display: none; /*hidden by default*/</text:p>
      <text:p text:style-name="Normal"><text:s text:c="4"/>z-index: 9999; /*Ensures it stays on top of all elements*/</text:p>
      <text:p text:style-name="Normal">}</text:p>
      <text:p text:style-name="Normal">/*DARK MODE OVERRIDES*/</text:p>
      <text:p text:style-name="Normal">body.dark-mode {</text:p>
      <text:p text:style-name="Normal"><text:s text:c="4"/>--bg: #121212; /*Dark background*/</text:p>
      <text:p text:style-name="Normal"><text:s text:c="4"/>--card: #1e1e1e; /*Darker card background*/</text:p>
      <text:p text:style-name="Normal"><text:s text:c="4"/>--text: #f5f5f5; /*off-white text*/</text:p>
      <text:p text:style-name="Normal"><text:s text:c="4"/>--nav: #1f2a1f; /*dark forest green nav*/</text:p>
      <text:p text:style-name="Normal"><text:s text:c="4"/>--footer: #1f2a1f; /*dark forest green footer*/</text:p>
      <text:p text:style-name="Normal">}</text:p>
      <text:p text:style-name="Normal"/>
      <text:p text:style-name="Normal">/*APPLY TO WHOLE SITE */</text:p>
      <text:p text:style-name="Normal">body {</text:p>
      <text:p text:style-name="Normal"><text:s text:c="4"/>background: var(--bg) !important; /*applies dynamic background variable*/</text:p>
      <text:p text:style-name="Normal"><text:s text:c="4"/>color: var(--text) !important; /*applies dynamic text variable*/</text:p>
      <text:p text:style-name="Normal">}</text:p>
      <text:p text:style-name="Normal"/>
      <text:p text:style-name="Normal">NAVBAR</text:p>
      <text:p text:style-name="Normal">.navbar {</text:p>
      <text:p text:style-name="Normal"><text:s text:c="4"/>background: var(--nav) !important; /*Applies dynamic nav color*/</text:p>
      <text:p text:style-name="Normal">}</text:p>
      <text:p text:style-name="Normal"/>
      <text:p text:style-name="Normal">FOOTER</text:p>
      <text:p text:style-name="Normal">footer {</text:p>
      <text:soft-page-break/>
      <text:p text:style-name="Normal"><text:s text:c="4"/>background: var(--footer) !important; /*applies dynamic footer color*/</text:p>
      <text:p text:style-name="Normal"><text:s text:c="4"/>color: var(--text) !important; /*applies dynamic text color*/</text:p>
      <text:p text:style-name="Normal">}</text:p>
      <text:p text:style-name="Normal"/>
      <text:p text:style-name="Normal">/*CARDS*/</text:p>
      <text:p text:style-name="Normal">.card,</text:p>
      <text:p text:style-name="Normal">.feature-card,</text:p>
      <text:p text:style-name="Normal">.settings-panel {</text:p>
      <text:p text:style-name="Normal"><text:s text:c="4"/>background: var(--card) !important; /*applies dynamic card color*/</text:p>
      <text:p text:style-name="Normal"><text:s text:c="4"/>color: var(--text) !important; /*spplies dynamic text color*/</text:p>
      <text:p text:style-name="Normal">}</text:p>
      <text:p text:style-name="Normal">/*LEADERBOARD &amp; PROGRESS*/</text:p>
      <text:p text:style-name="Normal">.leaderboard-card {</text:p>
      <text:p text:style-name="Normal"><text:s text:c="4"/>border-radius: 12px; /*Rounded corners*/</text:p>
      <text:p text:style-name="Normal"><text:s text:c="4"/>transition: 0.3s; /*smooth hover transition*/</text:p>
      <text:p text:style-name="Normal">}</text:p>
      <text:p text:style-name="Normal"/>
      <text:p text:style-name="Normal"><text:s text:c="4"/>.leaderboard-card:hover {</text:p>
      <text:p text:style-name="Normal"><text:s text:c="8"/>transform: translateY(-5px); /*Lift effect*/</text:p>
      <text:p text:style-name="Normal"><text:s text:c="8"/>box-shadow: 0 10px 25px rgba(0,0,0,0.2); /*Shadwo depth*/</text:p>
      <text:p text:style-name="Normal"><text:s text:c="4"/>}</text:p>
      <text:p text:style-name="Normal"/>
      <text:p text:style-name="Normal">DARK MODE BAR</text:p>
      <text:p text:style-name="Normal">body.dark-mode .progress-bar-container {</text:p>
      <text:p text:style-name="Normal"><text:s text:c="4"/>background: #333; /*Darker progress track in dark mode*/</text:p>
      <text:p text:style-name="Normal">}</text:p>
      <text:p text:style-name="Normal"/>
      <text:p text:style-name="Normal"><text:s/>ANIMATION<text:s/></text:p>
      <text:soft-page-break/>
      <text:p text:style-name="Normal">@keyframes fadeIn {</text:p>
      <text:p text:style-name="Normal"><text:s text:c="4"/>from</text:p>
      <text:p text:style-name="Normal">{</text:p>
      <text:p text:style-name="Normal"><text:s text:c="4"/>opacity: 0; /*Start hidden and shifted up*/</text:p>
      <text:p text:style-name="Normal"><text:s text:c="4"/>transform: translateY(-10px);<text:s/></text:p>
      <text:p text:style-name="Normal">}</text:p>
      <text:p text:style-name="Normal"/>
      <text:p text:style-name="Normal">to {</text:p>
      <text:p text:style-name="Normal"><text:s text:c="4"/>opacity: 1; /*End fully visible at original position*/</text:p>
      <text:p text:style-name="Normal"><text:s text:c="4"/>transform: translateY(0);</text:p>
      <text:p text:style-name="Normal">}</text:p>
      <text:p text:style-name="Normal">}</text:p>
      <text:p text:style-name="Normal"/>
      <text:p text:style-name="Normal">body {</text:p>
      <text:p text:style-name="Normal"><text:s text:c="4"/>font-family: "Segoe UI", sans-serif; /*system font choice*/</text:p>
      <text:p text:style-name="Normal"><text:s text:c="4"/>line-height: 1.6; /*standard line spacing*/</text:p>
      <text:p text:style-name="Normal">}</text:p>
      <text:p text:style-name="Normal">/*GENERAL TYPOGRAPHY*/</text:p>
      <text:p text:style-name="Normal">h2, h3 {</text:p>
      <text:p text:style-name="Normal"><text:s text:c="4"/>color: #2F7D34;</text:p>
      <text:p text:style-name="Normal"><text:s text:c="4"/>Green color /*Green heading*/</text:p>
      <text:p text:style-name="Normal">}</text:p>
      <text:p text:style-name="Normal"/>
      <text:p text:style-name="Normal">p {</text:p>
      <text:p text:style-name="Normal"><text:s text:c="4"/>color: #333333;</text:p>
      <text:p text:style-name="Normal"><text:s text:c="4"/>Darker text for readability /*Dark text */</text:p>
      <text:p text:style-name="Normal"><text:s text:c="4"/>font-size: 16px; /*standard text size*/</text:p>
      <text:p text:style-name="Normal">}</text:p>
      <text:p text:style-name="Normal"/>
      <text:p text:style-name="Normal">section {</text:p>
      <text:p text:style-name="Normal"><text:s text:c="4"/>background-color: #f9fafb; /*Section background*/</text:p>
      <text:p text:style-name="Normal"><text:s text:c="4"/>border-radius: 8px; /*section rounding*/</text:p>
      <text:p text:style-name="Normal"><text:s text:c="4"/>padding: 20px; /*Internal spacing*/</text:p>
      <text:p text:style-name="Normal"><text:s text:c="4"/>margin-bottom: 20px; /*Vertical gap between section*/</text:p>
      <text:p text:style-name="Normal">}</text:p>
      <text:p text:style-name="Normal"/>
      <text:p text:style-name="Normal">ul {</text:p>
      <text:p text:style-name="Normal"><text:s text:c="4"/>list-style-type: disc; /*Standard bullet points*/</text:p>
      <text:p text:style-name="Normal"><text:s text:c="4"/>margin-left: 20px; /*Indent list*/</text:p>
      <text:p text:style-name="Normal">}</text:p>
      <text:p text:style-name="Normal"/>
      <text:p text:style-name="Normal"><text:s text:c="4"/>ul li {</text:p>
      <text:p text:style-name="Normal"><text:s text:c="8"/>margin-bottom: 10px; /*spacing between list items*/</text:p>
      <text:p text:style-name="Normal"><text:s text:c="4"/>}</text:p>
      <text:p text:style-name="Normal"/>
      <text:p text:style-name="Normal">hr {</text:p>
      <text:p text:style-name="Normal"><text:s text:c="4"/>border: 1px solid #e2e8f0; /*Subtle horizontal divider*/</text:p>
      <text:p text:style-name="Normal">}</text:p>
      <text:p text:style-name="Normal"/>
      <text:p text:style-name="Normal">.text-success {</text:p>
      <text:p text:style-name="Normal"><text:s text:c="4"/>color: #2F7D34 !important; /*Forced green text class*/</text:p>
      <text:p text:style-name="Normal">}</text:p>
      <text:p text:style-name="Normal"/>
      <text:p text:style-name="Normal">.text-muted {</text:p>
      <text:p text:style-name="Normal"><text:s text:c="4"/>color: #6B7280; /*Greyed out text class*/</text:p>
      <text:p text:style-name="Normal">}</text:p>
      <text:p text:style-name="Normal"/>
      <text:p text:style-name="Normal">Hover effect on accordion button</text:p>
      <text:p text:style-name="Normal">.accordion-button:hover {</text:p>
      <text:p text:style-name="Normal"><text:s text:c="4"/>background-color: #e0f4d7; /*pale green hover background*/</text:p>
      <text:p text:style-name="Normal"><text:s text:c="4"/>color: #2F7D34; /*Green text on hover*/</text:p>
      <text:p text:style-name="Normal"><text:s text:c="4"/>Green color</text:p>
      <text:p text:style-name="Normal">}</text:p>
      <text:p text:style-name="Normal"/>
      <text:p text:style-name="Normal">Add subtle transition for smooth hover effect</text:p>
      <text:p text:style-name="Normal">.accordion-button {</text:p>
      <text:p text:style-name="Normal"><text:s text:c="4"/>transition: background-color 0.3s ease, color 0.3s ease; /*Transition for smooth interaction*/</text:p>
      <text:p text:style-name="Normal">}</text:p>
      <text:p text:style-name="Normal"/>
      <text:p text:style-name="Normal">Hover effect for links and buttons</text:p>
      <text:p text:style-name="Normal">a:hover, .btn:hover {</text:p>
      <text:p text:style-name="Normal"><text:s text:c="4"/>color: #fff; /*white text on hover*/</text:p>
      <text:p text:style-name="Normal"><text:s text:c="4"/>background-color: #2F7D34; /*green background on hover*/</text:p>
      <text:p text:style-name="Normal"><text:s text:c="4"/>border-color: #2F7D34; /*green border on hover*/</text:p>
      <text:p text:style-name="Normal"><text:s text:c="4"/>transition: all 0.3s ease; /*general transition property*/</text:p>
      <text:p text:style-name="Normal">}</text:p>
      <text:p text:style-name="Normal"/>
      <text:p text:style-name="Normal">/*FADE IN EFFECT*/</text:p>
      <text:p text:style-name="Normal">section.fade-in {</text:p>
      <text:p text:style-name="Normal"><text:s text:c="4"/>opacity: 1; /*fully visible*/</text:p>
      <text:p text:style-name="Normal"><text:s text:c="4"/>transform: translateY(0); /*Reset position*/</text:p>
      <text:p text:style-name="Normal"><text:s text:c="4"/>footer .footer /</text:p>
      <text:p text:style-name="Normal">}</text:p>
      <text:p text:style-name="Normal"/>
      <text:p text:style-name="Normal"/>
      <text:p text:style-name="Normal"/>
      <text:p text:style-name="Normal">/*DELIVERY DASHBOARD*/</text:p>
      <text:p text:style-name="Normal"/>
      <text:p text:style-name="Normal">.delivery-container {</text:p>
      <text:p text:style-name="Normal"><text:s text:c="4"/>max-width: 1000px; /*Max width for table container*/</text:p>
      <text:p text:style-name="Normal"><text:s text:c="4"/>margin: 40px auto; /*Centers the container*/</text:p>
      <text:p text:style-name="Normal"><text:s text:c="4"/>padding: 20px; /*Internal spacing*/</text:p>
      <text:p text:style-name="Normal"><text:s text:c="4"/>background: #f9fafb; /*Light background*/</text:p>
      <text:p text:style-name="Normal"><text:s text:c="4"/>border-radius: 12px; /*large rounding*/</text:p>
      <text:p text:style-name="Normal"><text:s text:c="4"/>box-shadow: 0 8px 20px rgba(0,0,0,0.05); /*light shadow*/</text:p>
      <text:p text:style-name="Normal">}</text:p>
      <text:p text:style-name="Normal"/>
      <text:p text:style-name="Normal">.page-title {</text:p>
      <text:p text:style-name="Normal"><text:s text:c="4"/>text-align: center; /*centered titles*/</text:p>
      <text:p text:style-name="Normal"><text:s text:c="4"/>color: #2E7D32; /*green title*/</text:p>
      <text:p text:style-name="Normal"><text:s text:c="4"/>margin-bottom: 20px; /*spacing below title*/</text:p>
      <text:p text:style-name="Normal">}</text:p>
      <text:p text:style-name="Normal"/>
      <text:p text:style-name="Normal">.create-btn {</text:p>
      <text:p text:style-name="Normal"><text:s text:c="4"/>display: inline-block; /*Behave like <text:s/>a block with auto-width */</text:p>
      <text:p text:style-name="Normal"><text:s text:c="4"/>margin-bottom: 15px; /*spacing above table*/</text:p>
      <text:p text:style-name="Normal"><text:s text:c="4"/>padding: 8px 14px; /*Internal padding*/</text:p>
      <text:p text:style-name="Normal"><text:s text:c="4"/>background: #2E7D32; /*Green background*/</text:p>
      <text:p text:style-name="Normal"><text:s text:c="4"/>color: white; /*white text*/</text:p>
      <text:p text:style-name="Normal"><text:s text:c="4"/>border-radius: 8px; /*rounded corners*/</text:p>
      <text:p text:style-name="Normal"><text:s text:c="4"/>text-decoration: none; /*Removes underline*/</text:p>
      <text:soft-page-break/>
      <text:p text:style-name="Normal"><text:s text:c="4"/>transition: 0.2s; /*smooth interaction*/</text:p>
      <text:p text:style-name="Normal">}</text:p>
      <text:p text:style-name="Normal"/>
      <text:p text:style-name="Normal"><text:s text:c="4"/>.create-btn:hover {</text:p>
      <text:p text:style-name="Normal"><text:s text:c="8"/>background: #256428; /*Draker green on hover*/</text:p>
      <text:p text:style-name="Normal"><text:s text:c="4"/>}</text:p>
      <text:p text:style-name="Normal"/>
      <text:p text:style-name="Normal">/* Table styling */</text:p>
      <text:p text:style-name="Normal">.delivery-table {</text:p>
      <text:p text:style-name="Normal"><text:s text:c="4"/>width: 100%; /*spans container width*/</text:p>
      <text:p text:style-name="Normal"><text:s text:c="4"/>border-collapse: collapse; /*merges borders*/</text:p>
      <text:p text:style-name="Normal"><text:s text:c="4"/>background: white; /*white table background*/</text:p>
      <text:p text:style-name="Normal"><text:s text:c="4"/>border-radius: 10px; /*rounds the table area*/</text:p>
      <text:p text:style-name="Normal"><text:s text:c="4"/>overflow: hidden; /*clips content to rounded corners*/</text:p>
      <text:p text:style-name="Normal">}</text:p>
      <text:p text:style-name="Normal"/>
      <text:p text:style-name="Normal"><text:s text:c="4"/>.delivery-table th {</text:p>
      <text:p text:style-name="Normal"><text:s text:c="8"/>background: #2E7D32; /*green header background*/</text:p>
      <text:p text:style-name="Normal"><text:s text:c="8"/>color: white; /*white header text */</text:p>
      <text:p text:style-name="Normal"><text:s text:c="8"/>padding: 12px; /*header internal spacing*/</text:p>
      <text:p text:style-name="Normal"><text:s text:c="8"/>text-align: left; /*left align text*/</text:p>
      <text:p text:style-name="Normal"><text:s text:c="4"/>}</text:p>
      <text:p text:style-name="Normal"/>
      <text:p text:style-name="Normal"><text:s text:c="4"/>.delivery-table td {</text:p>
      <text:p text:style-name="Normal"><text:s text:c="8"/>padding: 12px; /*row internal spacing*/</text:p>
      <text:p text:style-name="Normal"><text:s text:c="8"/>border-bottom: 1px solid #eee; /*light divider between rows*/</text:p>
      <text:p text:style-name="Normal"><text:s text:c="4"/>}</text:p>
      <text:p text:style-name="Normal"/>
      <text:soft-page-break/>
      <text:p text:style-name="Normal"><text:s text:c="4"/>.delivery-table tr:hover {</text:p>
      <text:p text:style-name="Normal"><text:s text:c="8"/>background: #f1f8f4; /*subtle highlight on row hover*/</text:p>
      <text:p text:style-name="Normal"><text:s text:c="4"/>}</text:p>
      <text:p text:style-name="Normal"/>
      <text:p text:style-name="Normal">/* Status styles */</text:p>
      <text:p text:style-name="Normal">.status {</text:p>
      <text:p text:style-name="Normal"><text:s text:c="4"/>padding: 4px 10px; /*small pill pading*/</text:p>
      <text:p text:style-name="Normal"><text:s text:c="4"/>border-radius: 20px; /*makes it a pill shape */</text:p>
      <text:p text:style-name="Normal"><text:s text:c="4"/>font-size: 12px; /*small label text*/</text:p>
      <text:p text:style-name="Normal"><text:s text:c="4"/>font-weight: bold; /*bold labels*/</text:p>
      <text:p text:style-name="Normal">}</text:p>
      <text:p text:style-name="Normal"/>
      <text:p text:style-name="Normal"><text:s text:c="4"/>.status.pending {</text:p>
      <text:p text:style-name="Normal"><text:s text:c="8"/>background: #fff3cd; /*yellow for padding*/</text:p>
      <text:p text:style-name="Normal"><text:s text:c="8"/>color: #856404;</text:p>
      <text:p text:style-name="Normal"><text:s text:c="4"/>}</text:p>
      <text:p text:style-name="Normal"/>
      <text:p text:style-name="Normal"><text:s text:c="4"/>.status.delivered {</text:p>
      <text:p text:style-name="Normal"><text:s text:c="8"/>background: #d4edda; /*green for delivered*/</text:p>
      <text:p text:style-name="Normal"><text:s text:c="8"/>color: #155724;</text:p>
      <text:p text:style-name="Normal"><text:s text:c="4"/>}</text:p>
      <text:p text:style-name="Normal"/>
      <text:p text:style-name="Normal"><text:s text:c="4"/>.status.cancelled {</text:p>
      <text:p text:style-name="Normal"><text:s text:c="8"/>background: #f8d7da; /*red for cancelled*/</text:p>
      <text:p text:style-name="Normal"><text:s text:c="8"/>color: #721c24;</text:p>
      <text:p text:style-name="Normal"><text:s text:c="4"/>}</text:p>
      <text:p text:style-name="Normal">/* General Action Link Style */</text:p>
      <text:p text:style-name="Normal">.delivery-table a {</text:p>
      <text:soft-page-break/>
      <text:p text:style-name="Normal"><text:s text:c="4"/>text-decoration: none; /*removes underline*/</text:p>
      <text:p text:style-name="Normal"><text:s text:c="4"/>font-size: 14px; /*small text size*/</text:p>
      <text:p text:style-name="Normal"><text:s text:c="4"/>padding: 8px 12px; /* Add more padding for button-like appearance */</text:p>
      <text:p text:style-name="Normal"><text:s text:c="4"/>border-radius: 8px; /* Rounded corners for a button-like look */</text:p>
      <text:p text:style-name="Normal"><text:s text:c="4"/>margin-right: 8px; /*space between action buttons*/</text:p>
      <text:p text:style-name="Normal"><text:s text:c="4"/>display: inline-block; /*allows vertical padding*/</text:p>
      <text:p text:style-name="Normal"><text:s text:c="4"/>transition: 0.3s ease; /*smooth transition*/</text:p>
      <text:p text:style-name="Normal"><text:s text:c="4"/>text-align: center; /*centers text*/</text:p>
      <text:p text:style-name="Normal">}</text:p>
      <text:p text:style-name="Normal"/>
      <text:p text:style-name="Normal"><text:s text:c="4"/>/* Edit Button */</text:p>
      <text:p text:style-name="Normal"><text:s text:c="4"/>.delivery-table a[href*="Edit"] {</text:p>
      <text:p text:style-name="Normal"><text:s text:c="8"/>color: #2E7D32;</text:p>
      <text:p text:style-name="Normal"><text:s text:c="8"/>background-color: #e0ecff;</text:p>
      <text:p text:style-name="Normal"><text:s text:c="8"/>border: 1px solid #2563eb;</text:p>
      <text:p text:style-name="Normal"><text:s text:c="4"/>}</text:p>
      <text:p text:style-name="Normal"/>
      <text:p text:style-name="Normal"><text:s text:c="8"/>.delivery-table a[href*="Edit"]:hover {</text:p>
      <text:p text:style-name="Normal"><text:s text:c="12"/>background-color: #c6e4ff;</text:p>
      <text:p text:style-name="Normal"><text:s text:c="12"/>color: #1c5e34;</text:p>
      <text:p text:style-name="Normal"><text:s text:c="12"/>border-color: #1c5e34;</text:p>
      <text:p text:style-name="Normal"><text:s text:c="8"/>}</text:p>
      <text:p text:style-name="Normal"/>
      <text:p text:style-name="Normal"><text:s text:c="4"/>/* Details Button */</text:p>
      <text:p text:style-name="Normal"><text:s text:c="4"/>.delivery-table a[href*="Details"] {</text:p>
      <text:p text:style-name="Normal"><text:s text:c="8"/>color: #0f766e;</text:p>
      <text:p text:style-name="Normal"><text:s text:c="8"/>background-color: #d1fae5;</text:p>
      <text:p text:style-name="Normal"><text:s text:c="8"/>border: 1px solid #0f766e;</text:p>
      <text:soft-page-break/>
      <text:p text:style-name="Normal"><text:s text:c="4"/>}</text:p>
      <text:p text:style-name="Normal"/>
      <text:p text:style-name="Normal"><text:s text:c="8"/>.delivery-table a[href*="Details"]:hover {</text:p>
      <text:p text:style-name="Normal"><text:s text:c="12"/>background-color: #c2f0d9;</text:p>
      <text:p text:style-name="Normal"><text:s text:c="12"/>color: #065f46;</text:p>
      <text:p text:style-name="Normal"><text:s text:c="12"/>border-color: #065f46;</text:p>
      <text:p text:style-name="Normal"><text:s text:c="8"/>}</text:p>
      <text:p text:style-name="Normal"/>
      <text:p text:style-name="Normal"><text:s text:c="4"/>/* Delete Button */</text:p>
      <text:p text:style-name="Normal"><text:s text:c="4"/>.delivery-table a[href*="Delete"] {</text:p>
      <text:p text:style-name="Normal"><text:s text:c="8"/>color: #b91c1c;</text:p>
      <text:p text:style-name="Normal"><text:s text:c="8"/>background-color: #fee2e2;</text:p>
      <text:p text:style-name="Normal"><text:s text:c="8"/>border: 1px solid #b91c1c;</text:p>
      <text:p text:style-name="Normal"><text:s text:c="4"/>}</text:p>
      <text:p text:style-name="Normal"/>
      <text:p text:style-name="Normal"><text:s text:c="8"/>.delivery-table a[href*="Delete"]:hover {</text:p>
      <text:p text:style-name="Normal"><text:s text:c="12"/>background-color: #fbcfe8;</text:p>
      <text:p text:style-name="Normal"><text:s text:c="12"/>color: #9b1d1d;</text:p>
      <text:p text:style-name="Normal"><text:s text:c="12"/>border-color: #9b1d1d;</text:p>
      <text:p text:style-name="Normal"><text:s text:c="8"/>}</text:p>
      <text:p text:style-name="Normal"/>
      <text:p text:style-name="Normal"/>
      <text:p text:style-name="Normal"/>
      <text:p text:style-name="Normal">/* =========================</text:p>
      <text:p text:style-name="Normal"><text:s text:c="3"/>PRODUCT GRID (PRODUCT PAGE ONLY)</text:p>
      <text:p text:style-name="Normal">========================= */</text:p>
      <text:p text:style-name="Normal"/>
      <text:p text:style-name="Normal">.product-container {</text:p>
      <text:soft-page-break/>
      <text:p text:style-name="Normal"><text:s text:c="4"/>display: grid;</text:p>
      <text:p text:style-name="Normal"><text:s text:c="4"/>grid-template-columns: repeat(auto-fill, minmax(220px, 1fr));</text:p>
      <text:p text:style-name="Normal"><text:s text:c="4"/>gap: 25px;</text:p>
      <text:p text:style-name="Normal"><text:s text:c="4"/>padding: 20px;</text:p>
      <text:p text:style-name="Normal">}</text:p>
      <text:p text:style-name="Normal">.product-card {</text:p>
      <text:p text:style-name="Normal"><text:s text:c="4"/>background: var(--card);</text:p>
      <text:p text:style-name="Normal"><text:s text:c="4"/>border-radius: 12px;</text:p>
      <text:p text:style-name="Normal"><text:s text:c="4"/>padding: 15px;</text:p>
      <text:p text:style-name="Normal"><text:s text:c="4"/>text-align: center;</text:p>
      <text:p text:style-name="Normal"><text:s text:c="4"/>box-shadow: 0 6px 18px rgba(0,0,0,0.08);</text:p>
      <text:p text:style-name="Normal"><text:s text:c="4"/>transition: 0.25s ease;</text:p>
      <text:p text:style-name="Normal">}</text:p>
      <text:p text:style-name="Normal"><text:s text:c="4"/>.product-card:hover {</text:p>
      <text:p text:style-name="Normal"><text:s text:c="8"/>transform: translateY(-6px);</text:p>
      <text:p text:style-name="Normal"><text:s text:c="8"/>box-shadow: 0 12px 25px rgba(0,0,0,0.15);</text:p>
      <text:p text:style-name="Normal"><text:s text:c="4"/>}</text:p>
      <text:p text:style-name="Normal"><text:s text:c="4"/>.product-card img {</text:p>
      <text:p text:style-name="Normal"><text:s text:c="8"/>width: 100%;</text:p>
      <text:p text:style-name="Normal"><text:s text:c="8"/>height: 160px;</text:p>
      <text:p text:style-name="Normal"><text:s text:c="8"/>object-fit: contain;</text:p>
      <text:p text:style-name="Normal"><text:s text:c="8"/>background: #f9fafb;</text:p>
      <text:p text:style-name="Normal"><text:s text:c="8"/>border-radius: 10px;</text:p>
      <text:p text:style-name="Normal"><text:s text:c="8"/>margin-bottom: 10px;</text:p>
      <text:p text:style-name="Normal"><text:s text:c="4"/>}</text:p>
      <text:p text:style-name="Normal"/>
      <text:p text:style-name="Normal">/* ===== SUPPLIER GRID ===== */</text:p>
      <text:p text:style-name="Normal">.supplier-container {</text:p>
      <text:soft-page-break/>
      <text:p text:style-name="Normal"><text:s text:c="4"/>display: grid;</text:p>
      <text:p text:style-name="Normal"><text:s text:c="4"/>grid-template-columns: repeat(auto-fit, minmax(260px, 1fr));</text:p>
      <text:p text:style-name="Normal"><text:s text:c="4"/>gap: 20px;</text:p>
      <text:p text:style-name="Normal"><text:s text:c="4"/>padding: 20px;</text:p>
      <text:p text:style-name="Normal">}</text:p>
      <text:p text:style-name="Normal"/>
      <text:p text:style-name="Normal">/* ===== SUPPLIER CARD ===== */</text:p>
      <text:p text:style-name="Normal">.supplier-card {</text:p>
      <text:p text:style-name="Normal"><text:s text:c="4"/>background: #fff;</text:p>
      <text:p text:style-name="Normal"><text:s text:c="4"/>border-radius: 14px;</text:p>
      <text:p text:style-name="Normal"><text:s text:c="4"/>padding: 18px;</text:p>
      <text:p text:style-name="Normal"><text:s text:c="4"/>box-shadow: 0 6px 18px rgba(0,0,0,0.08);</text:p>
      <text:p text:style-name="Normal"><text:s text:c="4"/>transition: 0.3s ease;</text:p>
      <text:p text:style-name="Normal">}</text:p>
      <text:p text:style-name="Normal"/>
      <text:p text:style-name="Normal"><text:s text:c="4"/>.supplier-card:hover {</text:p>
      <text:p text:style-name="Normal"><text:s text:c="8"/>transform: translateY(-6px);</text:p>
      <text:p text:style-name="Normal"><text:s text:c="8"/>box-shadow: 0 12px 25px rgba(0,0,0,0.15);</text:p>
      <text:p text:style-name="Normal"><text:s text:c="4"/>}</text:p>
      <text:p text:style-name="Normal"/>
      <text:p text:style-name="Normal">/* Header */</text:p>
      <text:p text:style-name="Normal">.supplier-header {</text:p>
      <text:p text:style-name="Normal"><text:s text:c="4"/>border-bottom: 2px solid #2E7D32;</text:p>
      <text:p text:style-name="Normal"><text:s text:c="4"/>margin-bottom: 10px;</text:p>
      <text:p text:style-name="Normal">}</text:p>
      <text:p text:style-name="Normal"/>
      <text:p text:style-name="Normal"><text:s text:c="4"/>.supplier-header h4 {</text:p>
      <text:p text:style-name="Normal"><text:s text:c="8"/>margin: 0;</text:p>
      <text:soft-page-break/>
      <text:p text:style-name="Normal"><text:s text:c="8"/>color: #2E7D32;</text:p>
      <text:p text:style-name="Normal"><text:s text:c="4"/>}</text:p>
      <text:p text:style-name="Normal"/>
      <text:p text:style-name="Normal">/* Text */</text:p>
      <text:p text:style-name="Normal">.supplier-body p {</text:p>
      <text:p text:style-name="Normal"><text:s text:c="4"/>margin: 6px 0;</text:p>
      <text:p text:style-name="Normal"><text:s text:c="4"/>color: #333;</text:p>
      <text:p text:style-name="Normal">}</text:p>
      <text:p text:style-name="Normal"/>
      <text:p text:style-name="Normal">/* Actions */</text:p>
      <text:p text:style-name="Normal">.supplier-actions {</text:p>
      <text:p text:style-name="Normal"><text:s text:c="4"/>margin-top: 15px;</text:p>
      <text:p text:style-name="Normal"><text:s text:c="4"/>display: flex;</text:p>
      <text:p text:style-name="Normal"><text:s text:c="4"/>justify-content: space-between;</text:p>
      <text:p text:style-name="Normal">}</text:p>
      <text:p text:style-name="Normal"/>
      <text:p text:style-name="Normal"><text:s text:c="4"/>.supplier-actions a {</text:p>
      <text:p text:style-name="Normal"><text:s text:c="8"/>text-decoration: none;</text:p>
      <text:p text:style-name="Normal"><text:s text:c="8"/>font-size: 13px;</text:p>
      <text:p text:style-name="Normal"><text:s text:c="8"/>padding: 6px 10px;</text:p>
      <text:p text:style-name="Normal"><text:s text:c="8"/>border-radius: 6px;</text:p>
      <text:p text:style-name="Normal"><text:s text:c="8"/>transition: 0.2s;</text:p>
      <text:p text:style-name="Normal"><text:s text:c="4"/>}</text:p>
      <text:p text:style-name="Normal"/>
      <text:p text:style-name="Normal"><text:s text:c="8"/>/* Edit */</text:p>
      <text:p text:style-name="Normal"><text:s text:c="8"/>.supplier-actions a[href*="Edit"] {</text:p>
      <text:p text:style-name="Normal"><text:s text:c="12"/>background: #e0ecff;</text:p>
      <text:p text:style-name="Normal"><text:s text:c="12"/>color: #2563eb;</text:p>
      <text:soft-page-break/>
      <text:p text:style-name="Normal"><text:s text:c="8"/>}</text:p>
      <text:p text:style-name="Normal"/>
      <text:p text:style-name="Normal"><text:s text:c="8"/>/* Details */</text:p>
      <text:p text:style-name="Normal"><text:s text:c="8"/>.supplier-actions a[href*="Details"] {</text:p>
      <text:p text:style-name="Normal"><text:s text:c="12"/>background: #d1fae5;</text:p>
      <text:p text:style-name="Normal"><text:s text:c="12"/>color: #0f766e;</text:p>
      <text:p text:style-name="Normal"><text:s text:c="8"/>}</text:p>
      <text:p text:style-name="Normal"/>
      <text:p text:style-name="Normal"><text:s text:c="8"/>/* Delete */</text:p>
      <text:p text:style-name="Normal"><text:s text:c="8"/>.supplier-actions a[href*="Delete"] {</text:p>
      <text:p text:style-name="Normal"><text:s text:c="12"/>background: #fee2e2;</text:p>
      <text:p text:style-name="Normal"><text:s text:c="12"/>color: #b91c1c;</text:p>
      <text:p text:style-name="Normal"><text:s text:c="8"/>}</text:p>
      <text:p text:style-name="Normal"/>
      <text:p text:style-name="Normal"><text:s text:c="8"/>.supplier-actions a:hover {</text:p>
      <text:p text:style-name="Normal"><text:s text:c="12"/>transform: scale(1.05);</text:p>
      <text:p text:style-name="Normal"><text:s text:c="8"/>}</text:p>
      <text:p text:style-name="Normal"/>
      <text:p text:style-name="Normal">.supplier-image-bottom {</text:p>
      <text:p text:style-name="Normal"><text:s text:c="4"/>width: 100%;</text:p>
      <text:p text:style-name="Normal"><text:s text:c="4"/>display: flex;</text:p>
      <text:p text:style-name="Normal"><text:s text:c="4"/>justify-content: center;</text:p>
      <text:p text:style-name="Normal"><text:s text:c="4"/>margin-bottom: 30px;</text:p>
      <text:p text:style-name="Normal">}</text:p>
      <text:p text:style-name="Normal"/>
      <text:p text:style-name="Normal"><text:s text:c="4"/>.supplier-image-bottom img {</text:p>
      <text:p text:style-name="Normal"><text:s text:c="8"/>width: 250px;</text:p>
      <text:p text:style-name="Normal"><text:s text:c="8"/>height: 180px;</text:p>
      <text:soft-page-break/>
      <text:p text:style-name="Normal"><text:s text:c="8"/>object-fit: cover;</text:p>
      <text:p text:style-name="Normal"><text:s text:c="8"/>border-radius: 12px;</text:p>
      <text:p text:style-name="Normal"><text:s text:c="8"/>box-shadow: 0 6px 18px rgba(0,0,0,0.15);</text:p>
      <text:p text:style-name="Normal"><text:s text:c="8"/>transition: 0.3s ease;</text:p>
      <text:p text:style-name="Normal"><text:s text:c="4"/>}</text:p>
      <text:p text:style-name="Normal"/>
      <text:p text:style-name="Normal"><text:s text:c="8"/>.supplier-image-bottom img:hover {</text:p>
      <text:p text:style-name="Normal"><text:s text:c="12"/>transform: scale(1.05);</text:p>
      <text:p text:style-name="Normal"><text:s text:c="8"/>}</text:p>
      <text:p text:style-name="Normal"/>
      <text:p text:style-name="Normal"/>
      <text:p text:style-name="Normal">/* GRID LAYOUT */</text:p>
      <text:p text:style-name="Normal">.orders-container {</text:p>
      <text:p text:style-name="Normal"><text:s text:c="4"/>display: grid;</text:p>
      <text:p text:style-name="Normal"><text:s text:c="4"/>grid-template-columns: repeat(auto-fill, minmax(280px, 1fr));</text:p>
      <text:p text:style-name="Normal"><text:s text:c="4"/>gap: 20px;</text:p>
      <text:p text:style-name="Normal"><text:s text:c="4"/>padding: 20px;</text:p>
      <text:p text:style-name="Normal">}</text:p>
      <text:p text:style-name="Normal"/>
      <text:p text:style-name="Normal">/* ORDER CARD */</text:p>
      <text:p text:style-name="Normal">.order-card {</text:p>
      <text:p text:style-name="Normal"><text:s text:c="4"/>background: #ffffff;</text:p>
      <text:p text:style-name="Normal"><text:s text:c="4"/>border-radius: 14px;</text:p>
      <text:p text:style-name="Normal"><text:s text:c="4"/>padding: 15px;</text:p>
      <text:p text:style-name="Normal"><text:s text:c="4"/>box-shadow: 0 6px 18px rgba(0,0,0,0.08);</text:p>
      <text:p text:style-name="Normal"><text:s text:c="4"/>transition: 0.3s ease;</text:p>
      <text:p text:style-name="Normal">}</text:p>
      <text:p text:style-name="Normal"/>
      <text:soft-page-break/>
      <text:p text:style-name="Normal">.order-card:hover {</text:p>
      <text:p text:style-name="Normal"><text:s text:c="4"/>transform: translateY(-5px);</text:p>
      <text:p text:style-name="Normal">}</text:p>
      <text:p text:style-name="Normal"/>
      <text:p text:style-name="Normal">/* HEADER */</text:p>
      <text:p text:style-name="Normal">.order-header {</text:p>
      <text:p text:style-name="Normal"><text:s text:c="4"/>display: flex;</text:p>
      <text:p text:style-name="Normal"><text:s text:c="4"/>justify-content: space-between;</text:p>
      <text:p text:style-name="Normal"><text:s text:c="4"/>align-items: center;</text:p>
      <text:p text:style-name="Normal"><text:s text:c="4"/>margin-bottom: 10px;</text:p>
      <text:p text:style-name="Normal">}</text:p>
      <text:p text:style-name="Normal"/>
      <text:p text:style-name="Normal">.order-header h4 {</text:p>
      <text:p text:style-name="Normal"><text:s text:c="4"/>color: #2E7D32;</text:p>
      <text:p text:style-name="Normal">}</text:p>
      <text:p text:style-name="Normal"/>
      <text:p text:style-name="Normal">/* STATUS BADGE */</text:p>
      <text:p text:style-name="Normal">.status {</text:p>
      <text:p text:style-name="Normal"><text:s text:c="4"/>background: #e0f2fe;</text:p>
      <text:p text:style-name="Normal"><text:s text:c="4"/>color: #0369a1;</text:p>
      <text:p text:style-name="Normal"><text:s text:c="4"/>padding: 4px 10px;</text:p>
      <text:p text:style-name="Normal"><text:s text:c="4"/>border-radius: 20px;</text:p>
      <text:p text:style-name="Normal"><text:s text:c="4"/>font-size: 12px;</text:p>
      <text:p text:style-name="Normal">}</text:p>
      <text:p text:style-name="Normal"/>
      <text:p text:style-name="Normal">/* ROWS */</text:p>
      <text:p text:style-name="Normal">.order-row {</text:p>
      <text:p text:style-name="Normal"><text:s text:c="4"/>display: flex;</text:p>
      <text:soft-page-break/>
      <text:p text:style-name="Normal"><text:s text:c="4"/>justify-content: space-between;</text:p>
      <text:p text:style-name="Normal"><text:s text:c="4"/>margin: 6px 0;</text:p>
      <text:p text:style-name="Normal"><text:s text:c="4"/>font-size: 14px;</text:p>
      <text:p text:style-name="Normal">}</text:p>
      <text:p text:style-name="Normal"/>
      <text:p text:style-name="Normal">/* ACTION BUTTONS */</text:p>
      <text:p text:style-name="Normal">.order-actions {</text:p>
      <text:p text:style-name="Normal"><text:s text:c="4"/>margin-top: 12px;</text:p>
      <text:p text:style-name="Normal"><text:s text:c="4"/>display: flex;</text:p>
      <text:p text:style-name="Normal"><text:s text:c="4"/>justify-content: space-between;</text:p>
      <text:p text:style-name="Normal">}</text:p>
      <text:p text:style-name="Normal"/>
      <text:p text:style-name="Normal">.order-actions a {</text:p>
      <text:p text:style-name="Normal"><text:s text:c="4"/>text-decoration: none;</text:p>
      <text:p text:style-name="Normal"><text:s text:c="4"/>padding: 6px 10px;</text:p>
      <text:p text:style-name="Normal"><text:s text:c="4"/>border-radius: 8px;</text:p>
      <text:p text:style-name="Normal"><text:s text:c="4"/>font-size: 13px;</text:p>
      <text:p text:style-name="Normal">}</text:p>
      <text:p text:style-name="Normal"/>
      <text:p text:style-name="Normal">.order-actions a[href*="Edit"] {</text:p>
      <text:p text:style-name="Normal"><text:s text:c="4"/>background: #e0ecff;</text:p>
      <text:p text:style-name="Normal"><text:s text:c="4"/>color: #2563eb;</text:p>
      <text:p text:style-name="Normal">}</text:p>
      <text:p text:style-name="Normal"/>
      <text:p text:style-name="Normal">.order-actions a[href*="Details"] {</text:p>
      <text:p text:style-name="Normal"><text:s text:c="4"/>background: #d1fae5;</text:p>
      <text:p text:style-name="Normal"><text:s text:c="4"/>color: #0f766e;</text:p>
      <text:p text:style-name="Normal">}</text:p>
      <text:p text:style-name="Normal"/>
      <text:p text:style-name="Normal">.order-actions a[href*="Delete"] {</text:p>
      <text:p text:style-name="Normal"><text:s text:c="4"/>background: #fee2e2;</text:p>
      <text:p text:style-name="Normal"><text:s text:c="4"/>color: #b91c1c;</text:p>
      <text:p text:style-name="Normal">}</text:p>
      <text:p text:style-name="Normal"/>
      <text:p text:style-name="Normal">/* GRID */</text:p>
      <text:p text:style-name="Normal">.order-product-container {</text:p>
      <text:p text:style-name="Normal"><text:s text:c="4"/>display: grid;</text:p>
      <text:p text:style-name="Normal"><text:s text:c="4"/>grid-template-columns: repeat(auto-fit, minmax(260px, 1fr));</text:p>
      <text:p text:style-name="Normal"><text:s text:c="4"/>gap: 20px;</text:p>
      <text:p text:style-name="Normal"><text:s text:c="4"/>padding: 20px;</text:p>
      <text:p text:style-name="Normal">}</text:p>
      <text:p text:style-name="Normal"/>
      <text:p text:style-name="Normal">/* CARD */</text:p>
      <text:p text:style-name="Normal">.order-product-card {</text:p>
      <text:p text:style-name="Normal"><text:s text:c="4"/>background: #ffffff;</text:p>
      <text:p text:style-name="Normal"><text:s text:c="4"/>border-radius: 14px;</text:p>
      <text:p text:style-name="Normal"><text:s text:c="4"/>padding: 16px;</text:p>
      <text:p text:style-name="Normal"><text:s text:c="4"/>box-shadow: 0 6px 18px rgba(0,0,0,0.08);</text:p>
      <text:p text:style-name="Normal"><text:s text:c="4"/>transition: 0.3s ease;</text:p>
      <text:p text:style-name="Normal">}</text:p>
      <text:p text:style-name="Normal"/>
      <text:p text:style-name="Normal"><text:s text:c="4"/>.order-product-card:hover {</text:p>
      <text:p text:style-name="Normal"><text:s text:c="8"/>transform: translateY(-5px);</text:p>
      <text:p text:style-name="Normal"><text:s text:c="8"/>box-shadow: 0 12px 25px rgba(0,0,0,0.15);</text:p>
      <text:p text:style-name="Normal"><text:s text:c="4"/>}</text:p>
      <text:p text:style-name="Normal"/>
      <text:soft-page-break/>
      <text:p text:style-name="Normal">/* HEADER */</text:p>
      <text:p text:style-name="Normal">.op-header h4 {</text:p>
      <text:p text:style-name="Normal"><text:s text:c="4"/>color: #2E7D32;</text:p>
      <text:p text:style-name="Normal"><text:s text:c="4"/>margin-bottom: 10px;</text:p>
      <text:p text:style-name="Normal">}</text:p>
      <text:p text:style-name="Normal"/>
      <text:p text:style-name="Normal">/* BODY */</text:p>
      <text:p text:style-name="Normal">.op-body p {</text:p>
      <text:p text:style-name="Normal"><text:s text:c="4"/>margin: 5px 0;</text:p>
      <text:p text:style-name="Normal"><text:s text:c="4"/>color: #333;</text:p>
      <text:p text:style-name="Normal">}</text:p>
      <text:p text:style-name="Normal"/>
      <text:p text:style-name="Normal">/* ACTIONS */</text:p>
      <text:p text:style-name="Normal">.op-actions {</text:p>
      <text:p text:style-name="Normal"><text:s text:c="4"/>margin-top: 10px;</text:p>
      <text:p text:style-name="Normal"><text:s text:c="4"/>display: flex;</text:p>
      <text:p text:style-name="Normal"><text:s text:c="4"/>justify-content: space-between;</text:p>
      <text:p text:style-name="Normal">}</text:p>
      <text:p text:style-name="Normal"/>
      <text:p text:style-name="Normal"><text:s text:c="4"/>.op-actions a {</text:p>
      <text:p text:style-name="Normal"><text:s text:c="8"/>text-decoration: none;</text:p>
      <text:p text:style-name="Normal"><text:s text:c="8"/>font-size: 13px;</text:p>
      <text:p text:style-name="Normal"><text:s text:c="8"/>padding: 6px 10px;</text:p>
      <text:p text:style-name="Normal"><text:s text:c="8"/>border-radius: 6px;</text:p>
      <text:p text:style-name="Normal"><text:s text:c="4"/>}</text:p>
      <text:p text:style-name="Normal"/>
      <text:p text:style-name="Normal"><text:s text:c="8"/>.op-actions a[href*="Edit"] {</text:p>
      <text:p text:style-name="Normal"><text:s text:c="12"/>background: #e0ecff;</text:p>
      <text:soft-page-break/>
      <text:p text:style-name="Normal"><text:s text:c="12"/>color: #2563eb;</text:p>
      <text:p text:style-name="Normal"><text:s text:c="8"/>}</text:p>
      <text:p text:style-name="Normal"/>
      <text:p text:style-name="Normal"><text:s text:c="8"/>.op-actions a[href*="Details"] {</text:p>
      <text:p text:style-name="Normal"><text:s text:c="12"/>background: #d1fae5;</text:p>
      <text:p text:style-name="Normal"><text:s text:c="12"/>color: #0f766e;</text:p>
      <text:p text:style-name="Normal"><text:s text:c="8"/>}</text:p>
      <text:p text:style-name="Normal"/>
      <text:p text:style-name="Normal"><text:s text:c="8"/>.op-actions a[href*="Delete"] {</text:p>
      <text:p text:style-name="Normal"><text:s text:c="12"/>background: #fee2e2;</text:p>
      <text:p text:style-name="Normal"><text:s text:c="12"/>color: #b91c1c;</text:p>
      <text:p text:style-name="Normal"><text:s text:c="8"/>}</text:p>
      <text:p text:style-name="Normal"/>
      <text:p text:style-name="Normal"/>
      <text:p text:style-name="Normal">/* GRID */</text:p>
      <text:p text:style-name="Normal">.basket-container {</text:p>
      <text:p text:style-name="Normal"><text:s text:c="4"/>display: grid;</text:p>
      <text:p text:style-name="Normal"><text:s text:c="4"/>grid-template-columns: repeat(auto-fit, minmax(260px, 1fr));</text:p>
      <text:p text:style-name="Normal"><text:s text:c="4"/>gap: 20px;</text:p>
      <text:p text:style-name="Normal"><text:s text:c="4"/>padding: 20px;</text:p>
      <text:p text:style-name="Normal">}</text:p>
      <text:p text:style-name="Normal"/>
      <text:p text:style-name="Normal">/* CARD */</text:p>
      <text:p text:style-name="Normal">.basket-card {</text:p>
      <text:p text:style-name="Normal"><text:s text:c="4"/>background: #ffffff;</text:p>
      <text:p text:style-name="Normal"><text:s text:c="4"/>border-radius: 14px;</text:p>
      <text:p text:style-name="Normal"><text:s text:c="4"/>padding: 16px;</text:p>
      <text:p text:style-name="Normal"><text:s text:c="4"/>box-shadow: 0 6px 18px rgba(0,0,0,0.08);</text:p>
      <text:soft-page-break/>
      <text:p text:style-name="Normal"><text:s text:c="4"/>transition: 0.3s ease;</text:p>
      <text:p text:style-name="Normal">}</text:p>
      <text:p text:style-name="Normal"/>
      <text:p text:style-name="Normal"><text:s text:c="4"/>.basket-card:hover {</text:p>
      <text:p text:style-name="Normal"><text:s text:c="8"/>transform: translateY(-5px);</text:p>
      <text:p text:style-name="Normal"><text:s text:c="8"/>box-shadow: 0 12px 25px rgba(0,0,0,0.15);</text:p>
      <text:p text:style-name="Normal"><text:s text:c="4"/>}</text:p>
      <text:p text:style-name="Normal"/>
      <text:p text:style-name="Normal">/* HEADER */</text:p>
      <text:p text:style-name="Normal">.basket-header h4 {</text:p>
      <text:p text:style-name="Normal"><text:s text:c="4"/>color: #2E7D32;</text:p>
      <text:p text:style-name="Normal"><text:s text:c="4"/>margin-bottom: 10px;</text:p>
      <text:p text:style-name="Normal">}</text:p>
      <text:p text:style-name="Normal"/>
      <text:p text:style-name="Normal">/* BODY */</text:p>
      <text:p text:style-name="Normal">.basket-body p {</text:p>
      <text:p text:style-name="Normal"><text:s text:c="4"/>margin: 6px 0;</text:p>
      <text:p text:style-name="Normal"><text:s text:c="4"/>color: #333;</text:p>
      <text:p text:style-name="Normal">}</text:p>
      <text:p text:style-name="Normal"/>
      <text:p text:style-name="Normal">/* ACTIONS */</text:p>
      <text:p text:style-name="Normal">.basket-actions {</text:p>
      <text:p text:style-name="Normal"><text:s text:c="4"/>margin-top: 12px;</text:p>
      <text:p text:style-name="Normal">}</text:p>
      <text:p text:style-name="Normal"/>
      <text:p text:style-name="Normal"><text:s text:c="4"/>.basket-actions a {</text:p>
      <text:p text:style-name="Normal"><text:s text:c="8"/>text-decoration: none;</text:p>
      <text:p text:style-name="Normal"><text:s text:c="8"/>background: #fee2e2;</text:p>
      <text:soft-page-break/>
      <text:p text:style-name="Normal"><text:s text:c="8"/>color: #b91c1c;</text:p>
      <text:p text:style-name="Normal"><text:s text:c="8"/>padding: 6px 10px;</text:p>
      <text:p text:style-name="Normal"><text:s text:c="8"/>border-radius: 6px;</text:p>
      <text:p text:style-name="Normal"><text:s text:c="8"/>display: inline-block;</text:p>
      <text:p text:style-name="Normal"><text:s text:c="8"/>transition: 0.2s;</text:p>
      <text:p text:style-name="Normal"><text:s text:c="4"/>}</text:p>
      <text:p text:style-name="Normal"/>
      <text:p text:style-name="Normal"><text:s text:c="8"/>.basket-actions a:hover {</text:p>
      <text:p text:style-name="Normal"><text:s text:c="12"/>transform: scale(1.05);</text:p>
      <text:p text:style-name="Normal"><text:s text:c="8"/>}</text:p>
      <text:p text:style-name="Normal"/>
      <text:p text:style-name="Normal"/>
      <text:p text:style-name="Normal">/* GRID STATS */</text:p>
      <text:p text:style-name="Normal">.dashboard-stats {</text:p>
      <text:p text:style-name="Normal"><text:s text:c="4"/>display: grid;</text:p>
      <text:p text:style-name="Normal"><text:s text:c="4"/>grid-template-columns: repeat(auto-fit, minmax(180px, 1fr));</text:p>
      <text:p text:style-name="Normal"><text:s text:c="4"/>gap: 20px;</text:p>
      <text:p text:style-name="Normal"><text:s text:c="4"/>margin: 20px 0;</text:p>
      <text:p text:style-name="Normal">}</text:p>
      <text:p text:style-name="Normal"/>
      <text:p text:style-name="Normal">/* STAT CARDS */</text:p>
      <text:p text:style-name="Normal">.stat-card {</text:p>
      <text:p text:style-name="Normal"><text:s text:c="4"/>background: white;</text:p>
      <text:p text:style-name="Normal"><text:s text:c="4"/>padding: 20px;</text:p>
      <text:p text:style-name="Normal"><text:s text:c="4"/>border-radius: 14px;</text:p>
      <text:p text:style-name="Normal"><text:s text:c="4"/>box-shadow: 0 6px 18px rgba(0,0,0,0.08);</text:p>
      <text:p text:style-name="Normal"><text:s text:c="4"/>text-align: center;</text:p>
      <text:p text:style-name="Normal"><text:s text:c="4"/>transition: 0.3s ease;</text:p>
      <text:soft-page-break/>
      <text:p text:style-name="Normal">}</text:p>
      <text:p text:style-name="Normal"/>
      <text:p text:style-name="Normal"><text:s text:c="4"/>.stat-card:hover {</text:p>
      <text:p text:style-name="Normal"><text:s text:c="8"/>transform: translateY(-5px);</text:p>
      <text:p text:style-name="Normal"><text:s text:c="4"/>}</text:p>
      <text:p text:style-name="Normal"/>
      <text:p text:style-name="Normal"><text:s text:c="4"/>.stat-card h3 {</text:p>
      <text:p text:style-name="Normal"><text:s text:c="8"/>font-size: 28px;</text:p>
      <text:p text:style-name="Normal"><text:s text:c="8"/>color: #2E7D32;</text:p>
      <text:p text:style-name="Normal"><text:s text:c="8"/>margin: 0;</text:p>
      <text:p text:style-name="Normal"><text:s text:c="4"/>}</text:p>
      <text:p text:style-name="Normal"/>
      <text:p text:style-name="Normal"><text:s text:c="4"/>.stat-card p {</text:p>
      <text:p text:style-name="Normal"><text:s text:c="8"/>color: #666;</text:p>
      <text:p text:style-name="Normal"><text:s text:c="8"/>margin-top: 5px;</text:p>
      <text:p text:style-name="Normal"><text:s text:c="4"/>}</text:p>
      <text:p text:style-name="Normal"/>
      <text:p text:style-name="Normal">/* TABLE */</text:p>
      <text:p text:style-name="Normal">.dashboard-table {</text:p>
      <text:p text:style-name="Normal"><text:s text:c="4"/>background: white;</text:p>
      <text:p text:style-name="Normal"><text:s text:c="4"/>border-radius: 14px;</text:p>
      <text:p text:style-name="Normal"><text:s text:c="4"/>padding: 10px;</text:p>
      <text:p text:style-name="Normal"><text:s text:c="4"/>box-shadow: 0 6px 18px rgba(0,0,0,0.08);</text:p>
      <text:p text:style-name="Normal">}</text:p>
      <text:p text:style-name="Normal"/>
      <text:p text:style-name="Normal"><text:s text:c="4"/>.dashboard-table table {</text:p>
      <text:p text:style-name="Normal"><text:s text:c="8"/>width: 100%;</text:p>
      <text:p text:style-name="Normal"><text:s text:c="8"/>border-collapse: collapse;</text:p>
      <text:soft-page-break/>
      <text:p text:style-name="Normal"><text:s text:c="4"/>}</text:p>
      <text:p text:style-name="Normal"/>
      <text:p text:style-name="Normal"><text:s text:c="4"/>.dashboard-table th {</text:p>
      <text:p text:style-name="Normal"><text:s text:c="8"/>background: #2E7D32;</text:p>
      <text:p text:style-name="Normal"><text:s text:c="8"/>color: white;</text:p>
      <text:p text:style-name="Normal"><text:s text:c="8"/>padding: 12px;</text:p>
      <text:p text:style-name="Normal"><text:s text:c="4"/>}</text:p>
      <text:p text:style-name="Normal"/>
      <text:p text:style-name="Normal"><text:s text:c="4"/>.dashboard-table td {</text:p>
      <text:p text:style-name="Normal"><text:s text:c="8"/>padding: 12px;</text:p>
      <text:p text:style-name="Normal"><text:s text:c="8"/>border-bottom: 1px solid #eee;</text:p>
      <text:p text:style-name="Normal"><text:s text:c="4"/>}</text:p>
      <text:p text:style-name="Normal"/>
      <text:p text:style-name="Normal">/* STOCK BADGES */</text:p>
      <text:p text:style-name="Normal">.stock-badge {</text:p>
      <text:p text:style-name="Normal"><text:s text:c="4"/>padding: 4px 10px;</text:p>
      <text:p text:style-name="Normal"><text:s text:c="4"/>border-radius: 20px;</text:p>
      <text:p text:style-name="Normal"><text:s text:c="4"/>font-size: 12px;</text:p>
      <text:p text:style-name="Normal"><text:s text:c="4"/>font-weight: bold;</text:p>
      <text:p text:style-name="Normal">}</text:p>
      <text:p text:style-name="Normal"/>
      <text:p text:style-name="Normal"><text:s text:c="4"/>.stock-badge.ok {</text:p>
      <text:p text:style-name="Normal"><text:s text:c="8"/>background: #d1fae5;</text:p>
      <text:p text:style-name="Normal"><text:s text:c="8"/>color: #065f46;</text:p>
      <text:p text:style-name="Normal"><text:s text:c="4"/>}</text:p>
      <text:p text:style-name="Normal"/>
      <text:p text:style-name="Normal"><text:s text:c="4"/>.stock-badge.low {</text:p>
      <text:p text:style-name="Normal"><text:s text:c="8"/>background: #fee2e2;</text:p>
      <text:soft-page-break/>
      <text:p text:style-name="Normal"><text:s text:c="8"/>color: #b91c1c;</text:p>
      <text:p text:style-name="Normal"><text:s text:c="4"/>}</text:p>
      <text:p text:style-name="Normal"/>
      <text:p text:style-name="Normal">/* EMPTY STATE */</text:p>
      <text:p text:style-name="Normal">.empty-box {</text:p>
      <text:p text:style-name="Normal"><text:s text:c="4"/>background: #f9fafb;</text:p>
      <text:p text:style-name="Normal"><text:s text:c="4"/>padding: 20px;</text:p>
      <text:p text:style-name="Normal"><text:s text:c="4"/>border-radius: 12px;</text:p>
      <text:p text:style-name="Normal"><text:s text:c="4"/>text-align: center;</text:p>
      <text:p text:style-name="Normal"><text:s text:c="4"/>color: #777;</text:p>
      <text:p text:style-name="Normal">}</text:p>
      <text:p text:style-name="Normal"/>
      <text:p text:style-name="Normal"/>
      <text:p text:style-name="Normal"/>
      <text:p text:style-name="Normal">/* ========================================</text:p>
      <text:p text:style-name="Normal"><text:s text:c="3"/>GREENFIELD LOCAL HUB - MAIN STYLESHEET</text:p>
      <text:p text:style-name="Normal"><text:s text:c="3"/>======================================== */</text:p>
      <text:p text:style-name="Normal"/>
      <text:p text:style-name="Normal">/* -----------------------------------------</text:p>
      <text:p text:style-name="Normal"><text:s text:c="3"/>CSS VARIABLES (DESIGN TOKENS)</text:p>
      <text:p text:style-name="Normal"><text:s text:c="3"/>----------------------------------------- */</text:p>
      <text:p text:style-name="Normal">:root {</text:p>
      <text:p text:style-name="Normal"><text:s text:c="4"/>/* Primary Colors */</text:p>
      <text:p text:style-name="Normal"><text:s text:c="4"/>--primary-green: #2d6a4f;</text:p>
      <text:p text:style-name="Normal"><text:s text:c="4"/>--primary-green-dark: #1b4332;</text:p>
      <text:p text:style-name="Normal"><text:s text:c="4"/>--primary-green-light: #40916c;</text:p>
      <text:p text:style-name="Normal"><text:s text:c="4"/>/* Secondary Colors */</text:p>
      <text:p text:style-name="Normal"><text:s text:c="4"/>--secondary-cream: #fefae0;</text:p>
      <text:soft-page-break/>
      <text:p text:style-name="Normal"><text:s text:c="4"/>--secondary-beige: #f5f1e3;</text:p>
      <text:p text:style-name="Normal"><text:s text:c="4"/>--secondary-brown: #8b7355;</text:p>
      <text:p text:style-name="Normal"><text:s text:c="4"/>/* Accent Colors */</text:p>
      <text:p text:style-name="Normal"><text:s text:c="4"/>--accent-orange: #e76f51;</text:p>
      <text:p text:style-name="Normal"><text:s text:c="4"/>--accent-gold: #dda15e;</text:p>
      <text:p text:style-name="Normal"><text:s text:c="4"/>--accent-coral: #f4a261;</text:p>
      <text:p text:style-name="Normal"><text:s text:c="4"/>/* Neutral Colors */</text:p>
      <text:p text:style-name="Normal"><text:s text:c="4"/>--white: #ffffff;</text:p>
      <text:p text:style-name="Normal"><text:s text:c="4"/>--off-white: #fafafa;</text:p>
      <text:p text:style-name="Normal"><text:s text:c="4"/>--gray-100: #f8f9fa;</text:p>
      <text:p text:style-name="Normal"><text:s text:c="4"/>--gray-200: #e9ecef;</text:p>
      <text:p text:style-name="Normal"><text:s text:c="4"/>--gray-300: #dee2e6;</text:p>
      <text:p text:style-name="Normal"><text:s text:c="4"/>--gray-400: #ced4da;</text:p>
      <text:p text:style-name="Normal"><text:s text:c="4"/>--gray-500: #adb5bd;</text:p>
      <text:p text:style-name="Normal"><text:s text:c="4"/>--gray-600: #6c757d;</text:p>
      <text:p text:style-name="Normal"><text:s text:c="4"/>--gray-700: #495057;</text:p>
      <text:p text:style-name="Normal"><text:s text:c="4"/>--gray-800: #343a40;</text:p>
      <text:p text:style-name="Normal"><text:s text:c="4"/>--gray-900: #212529;</text:p>
      <text:p text:style-name="Normal"><text:s text:c="4"/>/* Semantic Colors */</text:p>
      <text:p text:style-name="Normal"><text:s text:c="4"/>--success: #40916c;</text:p>
      <text:p text:style-name="Normal"><text:s text:c="4"/>--warning: #dda15e;</text:p>
      <text:p text:style-name="Normal"><text:s text:c="4"/>--danger: #e76f51;</text:p>
      <text:p text:style-name="Normal"><text:s text:c="4"/>--info: #74c0fc;</text:p>
      <text:p text:style-name="Normal"><text:s text:c="4"/>/* Typography */</text:p>
      <text:p text:style-name="Normal"><text:s text:c="4"/>--font-primary: 'Inter', -apple-system, BlinkMacSystemFont, 'Segoe UI', Roboto, sans-serif;</text:p>
      <text:p text:style-name="Normal"><text:s text:c="4"/>--font-heading: 'Playfair Display', Georgia, serif;</text:p>
      <text:p text:style-name="Normal"><text:s text:c="4"/>/* Spacing */</text:p>
      <text:soft-page-break/>
      <text:p text:style-name="Normal"><text:s text:c="4"/>--spacing-xs: 0.25rem;</text:p>
      <text:p text:style-name="Normal"><text:s text:c="4"/>--spacing-sm: 0.5rem;</text:p>
      <text:p text:style-name="Normal"><text:s text:c="4"/>--spacing-md: 1rem;</text:p>
      <text:p text:style-name="Normal"><text:s text:c="4"/>--spacing-lg: 1.5rem;</text:p>
      <text:p text:style-name="Normal"><text:s text:c="4"/>--spacing-xl: 2rem;</text:p>
      <text:p text:style-name="Normal"><text:s text:c="4"/>--spacing-2xl: 3rem;</text:p>
      <text:p text:style-name="Normal"><text:s text:c="4"/>--spacing-3xl: 4rem;</text:p>
      <text:p text:style-name="Normal"><text:s text:c="4"/>/* Border Radius */</text:p>
      <text:p text:style-name="Normal"><text:s text:c="4"/>--radius-sm: 4px;</text:p>
      <text:p text:style-name="Normal"><text:s text:c="4"/>--radius-md: 8px;</text:p>
      <text:p text:style-name="Normal"><text:s text:c="4"/>--radius-lg: 12px;</text:p>
      <text:p text:style-name="Normal"><text:s text:c="4"/>--radius-xl: 16px;</text:p>
      <text:p text:style-name="Normal"><text:s text:c="4"/>--radius-full: 50%;</text:p>
      <text:p text:style-name="Normal"><text:s text:c="4"/>/* Shadows */</text:p>
      <text:p text:style-name="Normal"><text:s text:c="4"/>--shadow-sm: 0 1px 2px rgba(0, 0, 0, 0.05);</text:p>
      <text:p text:style-name="Normal"><text:s text:c="4"/>--shadow-md: 0 4px 6px rgba(0, 0, 0, 0.1);</text:p>
      <text:p text:style-name="Normal"><text:s text:c="4"/>--shadow-lg: 0 10px 15px rgba(0, 0, 0, 0.1);</text:p>
      <text:p text:style-name="Normal"><text:s text:c="4"/>--shadow-xl: 0 20px 25px rgba(0, 0, 0, 0.15);</text:p>
      <text:p text:style-name="Normal"><text:s text:c="4"/>/* Transitions */</text:p>
      <text:p text:style-name="Normal"><text:s text:c="4"/>--transition-fast: 150ms ease;</text:p>
      <text:p text:style-name="Normal"><text:s text:c="4"/>--transition-normal: 300ms ease;</text:p>
      <text:p text:style-name="Normal"><text:s text:c="4"/>--transition-slow: 500ms ease;</text:p>
      <text:p text:style-name="Normal">}</text:p>
      <text:p text:style-name="Normal"/>
      <text:p text:style-name="Normal">/* -----------------------------------------</text:p>
      <text:p text:style-name="Normal"><text:s text:c="3"/>BASE STYLES</text:p>
      <text:p text:style-name="Normal"><text:s text:c="3"/>----------------------------------------- */</text:p>
      <text:p text:style-name="Normal">* {</text:p>
      <text:soft-page-break/>
      <text:p text:style-name="Normal"><text:s text:c="4"/>margin: 0;</text:p>
      <text:p text:style-name="Normal"><text:s text:c="4"/>padding: 0;</text:p>
      <text:p text:style-name="Normal"><text:s text:c="4"/>box-sizing: border-box;</text:p>
      <text:p text:style-name="Normal">}</text:p>
      <text:p text:style-name="Normal"/>
      <text:p text:style-name="Normal">html {</text:p>
      <text:p text:style-name="Normal"><text:s text:c="4"/>scroll-behavior: smooth;</text:p>
      <text:p text:style-name="Normal">}</text:p>
      <text:p text:style-name="Normal"/>
      <text:p text:style-name="Normal">body {</text:p>
      <text:p text:style-name="Normal"><text:s text:c="4"/>font-family: var(--font-primary);</text:p>
      <text:p text:style-name="Normal"><text:s text:c="4"/>font-size: 16px;</text:p>
      <text:p text:style-name="Normal"><text:s text:c="4"/>line-height: 1.6;</text:p>
      <text:p text:style-name="Normal"><text:s text:c="4"/>color: var(--gray-800);</text:p>
      <text:p text:style-name="Normal"><text:s text:c="4"/>background-color: var(--off-white);</text:p>
      <text:p text:style-name="Normal">}</text:p>
      <text:p text:style-name="Normal"/>
      <text:p text:style-name="Normal">h1, h2, h3, h4, h5, h6 {</text:p>
      <text:p text:style-name="Normal"><text:s text:c="4"/>font-family: var(--font-heading);</text:p>
      <text:p text:style-name="Normal"><text:s text:c="4"/>font-weight: 600;</text:p>
      <text:p text:style-name="Normal"><text:s text:c="4"/>line-height: 1.3;</text:p>
      <text:p text:style-name="Normal"><text:s text:c="4"/>color: var(--gray-900);</text:p>
      <text:p text:style-name="Normal"><text:s text:c="4"/>margin-bottom: var(--spacing-md);</text:p>
      <text:p text:style-name="Normal">}</text:p>
      <text:p text:style-name="Normal"/>
      <text:p text:style-name="Normal">h1 {</text:p>
      <text:p text:style-name="Normal"><text:s text:c="4"/>font-size: 3rem;</text:p>
      <text:p text:style-name="Normal">}</text:p>
      <text:p text:style-name="Normal"/>
      <text:p text:style-name="Normal">h2 {</text:p>
      <text:p text:style-name="Normal"><text:s text:c="4"/>font-size: 2.25rem;</text:p>
      <text:p text:style-name="Normal">}</text:p>
      <text:p text:style-name="Normal"/>
      <text:p text:style-name="Normal">h3 {</text:p>
      <text:p text:style-name="Normal"><text:s text:c="4"/>font-size: 1.75rem;</text:p>
      <text:p text:style-name="Normal">}</text:p>
      <text:p text:style-name="Normal"/>
      <text:p text:style-name="Normal">h4 {</text:p>
      <text:p text:style-name="Normal"><text:s text:c="4"/>font-size: 1.25rem;</text:p>
      <text:p text:style-name="Normal">}</text:p>
      <text:p text:style-name="Normal"/>
      <text:p text:style-name="Normal">p {</text:p>
      <text:p text:style-name="Normal"><text:s text:c="4"/>margin-bottom: var(--spacing-md);</text:p>
      <text:p text:style-name="Normal">}</text:p>
      <text:p text:style-name="Normal"/>
      <text:p text:style-name="Normal">a {</text:p>
      <text:p text:style-name="Normal"><text:s text:c="4"/>color: var(--primary-green);</text:p>
      <text:p text:style-name="Normal"><text:s text:c="4"/>text-decoration: none;</text:p>
      <text:p text:style-name="Normal"><text:s text:c="4"/>transition: color var(--transition-fast);</text:p>
      <text:p text:style-name="Normal">}</text:p>
      <text:p text:style-name="Normal"/>
      <text:p text:style-name="Normal"><text:s text:c="4"/>a:hover {</text:p>
      <text:p text:style-name="Normal"><text:s text:c="8"/>color: var(--primary-green-dark);</text:p>
      <text:p text:style-name="Normal"><text:s text:c="4"/>}</text:p>
      <text:p text:style-name="Normal"/>
      <text:p text:style-name="Normal">img {</text:p>
      <text:soft-page-break/>
      <text:p text:style-name="Normal"><text:s text:c="4"/>max-width: 100%;</text:p>
      <text:p text:style-name="Normal"><text:s text:c="4"/>height: auto;</text:p>
      <text:p text:style-name="Normal">}</text:p>
      <text:p text:style-name="Normal"/>
      <text:p text:style-name="Normal">/* -----------------------------------------</text:p>
      <text:p text:style-name="Normal"><text:s text:c="3"/>UTILITY CLASSES</text:p>
      <text:p text:style-name="Normal"><text:s text:c="3"/>----------------------------------------- */</text:p>
      <text:p text:style-name="Normal">.section-tag {</text:p>
      <text:p text:style-name="Normal"><text:s text:c="4"/>display: inline-block;</text:p>
      <text:p text:style-name="Normal"><text:s text:c="4"/>background-color: var(--secondary-cream);</text:p>
      <text:p text:style-name="Normal"><text:s text:c="4"/>color: var(--primary-green);</text:p>
      <text:p text:style-name="Normal"><text:s text:c="4"/>padding: var(--spacing-xs) var(--spacing-md);</text:p>
      <text:p text:style-name="Normal"><text:s text:c="4"/>border-radius: var(--radius-full);</text:p>
      <text:p text:style-name="Normal"><text:s text:c="4"/>font-size: 0.875rem;</text:p>
      <text:p text:style-name="Normal"><text:s text:c="4"/>font-weight: 600;</text:p>
      <text:p text:style-name="Normal"><text:s text:c="4"/>text-transform: uppercase;</text:p>
      <text:p text:style-name="Normal"><text:s text:c="4"/>letter-spacing: 0.5px;</text:p>
      <text:p text:style-name="Normal"><text:s text:c="4"/>margin-bottom: var(--spacing-md);</text:p>
      <text:p text:style-name="Normal">}</text:p>
      <text:p text:style-name="Normal"/>
      <text:p text:style-name="Normal">.section-header {</text:p>
      <text:p text:style-name="Normal"><text:s text:c="4"/>margin-bottom: var(--spacing-3xl);</text:p>
      <text:p text:style-name="Normal">}</text:p>
      <text:p text:style-name="Normal"/>
      <text:p text:style-name="Normal"><text:s text:c="4"/>.section-header h2 {</text:p>
      <text:p text:style-name="Normal"><text:s text:c="8"/>margin-top: var(--spacing-sm);</text:p>
      <text:p text:style-name="Normal"><text:s text:c="4"/>}</text:p>
      <text:p text:style-name="Normal"/>
      <text:soft-page-break/>
      <text:p text:style-name="Normal"><text:s text:c="4"/>.section-header p {</text:p>
      <text:p text:style-name="Normal"><text:s text:c="8"/>color: var(--gray-600);</text:p>
      <text:p text:style-name="Normal"><text:s text:c="8"/>font-size: 1.125rem;</text:p>
      <text:p text:style-name="Normal"><text:s text:c="8"/>max-width: 600px;</text:p>
      <text:p text:style-name="Normal"><text:s text:c="8"/>margin-left: auto;</text:p>
      <text:p text:style-name="Normal"><text:s text:c="8"/>margin-right: auto;</text:p>
      <text:p text:style-name="Normal"><text:s text:c="4"/>}</text:p>
      <text:p text:style-name="Normal"/>
      <text:p text:style-name="Normal">.btn-link {</text:p>
      <text:p text:style-name="Normal"><text:s text:c="4"/>color: var(--primary-green);</text:p>
      <text:p text:style-name="Normal"><text:s text:c="4"/>font-weight: 600;</text:p>
      <text:p text:style-name="Normal"><text:s text:c="4"/>display: inline-flex;</text:p>
      <text:p text:style-name="Normal"><text:s text:c="4"/>align-items: center;</text:p>
      <text:p text:style-name="Normal"><text:s text:c="4"/>gap: var(--spacing-xs);</text:p>
      <text:p text:style-name="Normal">}</text:p>
      <text:p text:style-name="Normal"/>
      <text:p text:style-name="Normal"><text:s text:c="4"/>.btn-link:hover {</text:p>
      <text:p text:style-name="Normal"><text:s text:c="8"/>color: var(--primary-green-dark);</text:p>
      <text:p text:style-name="Normal"><text:s text:c="8"/>text-decoration: underline;</text:p>
      <text:p text:style-name="Normal"><text:s text:c="4"/>}</text:p>
      <text:p text:style-name="Normal"/>
      <text:p text:style-name="Normal">/* -----------------------------------------</text:p>
      <text:p text:style-name="Normal"><text:s text:c="3"/>BUTTONS</text:p>
      <text:p text:style-name="Normal"><text:s text:c="3"/>----------------------------------------- */</text:p>
      <text:p text:style-name="Normal">.btn {</text:p>
      <text:p text:style-name="Normal"><text:s text:c="4"/>font-weight: 600;</text:p>
      <text:p text:style-name="Normal"><text:s text:c="4"/>padding: var(--spacing-sm) var(--spacing-lg);</text:p>
      <text:p text:style-name="Normal"><text:s text:c="4"/>border-radius: var(--radius-md);</text:p>
      <text:soft-page-break/>
      <text:p text:style-name="Normal"><text:s text:c="4"/>transition: all var(--transition-fast);</text:p>
      <text:p text:style-name="Normal"><text:s text:c="4"/>border: 2px solid transparent;</text:p>
      <text:p text:style-name="Normal">}</text:p>
      <text:p text:style-name="Normal"/>
      <text:p text:style-name="Normal">.btn-success {</text:p>
      <text:p text:style-name="Normal"><text:s text:c="4"/>background-color: var(--primary-green);</text:p>
      <text:p text:style-name="Normal"><text:s text:c="4"/>border-color: var(--primary-green);</text:p>
      <text:p text:style-name="Normal"><text:s text:c="4"/>color: var(--white);</text:p>
      <text:p text:style-name="Normal">}</text:p>
      <text:p text:style-name="Normal"/>
      <text:p text:style-name="Normal"><text:s text:c="4"/>.btn-success:hover {</text:p>
      <text:p text:style-name="Normal"><text:s text:c="8"/>background-color: var(--primary-green-dark);</text:p>
      <text:p text:style-name="Normal"><text:s text:c="8"/>border-color: var(--primary-green-dark);</text:p>
      <text:p text:style-name="Normal"><text:s text:c="8"/>transform: translateY(-2px);</text:p>
      <text:p text:style-name="Normal"><text:s text:c="8"/>box-shadow: var(--shadow-md);</text:p>
      <text:p text:style-name="Normal"><text:s text:c="4"/>}</text:p>
      <text:p text:style-name="Normal"/>
      <text:p text:style-name="Normal">.btn-outline-success {</text:p>
      <text:p text:style-name="Normal"><text:s text:c="4"/>background-color: transparent;</text:p>
      <text:p text:style-name="Normal"><text:s text:c="4"/>border-color: var(--primary-green);</text:p>
      <text:p text:style-name="Normal"><text:s text:c="4"/>color: var(--primary-green);</text:p>
      <text:p text:style-name="Normal">}</text:p>
      <text:p text:style-name="Normal"/>
      <text:p text:style-name="Normal"><text:s text:c="4"/>.btn-outline-success:hover {</text:p>
      <text:p text:style-name="Normal"><text:s text:c="8"/>background-color: var(--primary-green);</text:p>
      <text:p text:style-name="Normal"><text:s text:c="8"/>color: var(--white);</text:p>
      <text:p text:style-name="Normal"><text:s text:c="4"/>}</text:p>
      <text:p text:style-name="Normal"/>
      <text:soft-page-break/>
      <text:p text:style-name="Normal">.btn-lg {</text:p>
      <text:p text:style-name="Normal"><text:s text:c="4"/>padding: var(--spacing-md) var(--spacing-xl);</text:p>
      <text:p text:style-name="Normal"><text:s text:c="4"/>font-size: 1.1rem;</text:p>
      <text:p text:style-name="Normal">}</text:p>
      <text:p text:style-name="Normal"/>
      <text:p text:style-name="Normal">.btn-block {</text:p>
      <text:p text:style-name="Normal"><text:s text:c="4"/>width: 100%;</text:p>
      <text:p text:style-name="Normal">}</text:p>
      <text:p text:style-name="Normal"/>
      <text:p text:style-name="Normal">/* -----------------------------------------</text:p>
      <text:p text:style-name="Normal"><text:s text:c="3"/>HERO SECTION</text:p>
      <text:p text:style-name="Normal"><text:s text:c="3"/>----------------------------------------- */</text:p>
      <text:p text:style-name="Normal">.hero {</text:p>
      <text:p text:style-name="Normal"><text:s text:c="4"/>position: relative;</text:p>
      <text:p text:style-name="Normal"><text:s text:c="4"/>background: linear-gradient(135deg, var(--primary-green-dark) 0%, var(--primary-green) 50%, var(--primary-green-light) 100%);</text:p>
      <text:p text:style-name="Normal"><text:s text:c="4"/>min-height: 85vh;</text:p>
      <text:p text:style-name="Normal"><text:s text:c="4"/>display: flex;</text:p>
      <text:p text:style-name="Normal"><text:s text:c="4"/>align-items: center;</text:p>
      <text:p text:style-name="Normal"><text:s text:c="4"/>overflow: hidden;</text:p>
      <text:p text:style-name="Normal">}</text:p>
      <text:p text:style-name="Normal"/>
      <text:p text:style-name="Normal"><text:s text:c="4"/>.hero::before {</text:p>
      <text:p text:style-name="Normal"><text:s text:c="8"/>content: '';</text:p>
      <text:p text:style-name="Normal"><text:s text:c="8"/>position: absolute;</text:p>
      <text:p text:style-name="Normal"><text:s text:c="8"/>top: 0;</text:p>
      <text:p text:style-name="Normal"><text:s text:c="8"/>left: 0;</text:p>
      <text:p text:style-name="Normal"><text:s text:c="8"/>right: 0;</text:p>
      <text:soft-page-break/>
      <text:p text:style-name="Normal"><text:s text:c="8"/>bottom: 0;</text:p>
      <text:p text:style-name="Normal"><text:s text:c="8"/>background: url('/images/hero-pattern.svg') repeat;</text:p>
      <text:p text:style-name="Normal"><text:s text:c="8"/>opacity: 0.1;</text:p>
      <text:p text:style-name="Normal"><text:s text:c="4"/>}</text:p>
      <text:p text:style-name="Normal"/>
      <text:p text:style-name="Normal">.hero-content {</text:p>
      <text:p text:style-name="Normal"><text:s text:c="4"/>position: relative;</text:p>
      <text:p text:style-name="Normal"><text:s text:c="4"/>z-index: 2;</text:p>
      <text:p text:style-name="Normal"><text:s text:c="4"/>text-align: center;</text:p>
      <text:p text:style-name="Normal"><text:s text:c="4"/>color: var(--white);</text:p>
      <text:p text:style-name="Normal"><text:s text:c="4"/>max-width: 800px;</text:p>
      <text:p text:style-name="Normal"><text:s text:c="4"/>margin: 0 auto;</text:p>
      <text:p text:style-name="Normal"><text:s text:c="4"/>padding: var(--spacing-3xl) var(--spacing-md);</text:p>
      <text:p text:style-name="Normal">}</text:p>
      <text:p text:style-name="Normal"/>
      <text:p text:style-name="Normal">.hero-badge {</text:p>
      <text:p text:style-name="Normal"><text:s text:c="4"/>display: inline-block;</text:p>
      <text:p text:style-name="Normal"><text:s text:c="4"/>background-color: rgba(255, 255, 255, 0.2);</text:p>
      <text:p text:style-name="Normal"><text:s text:c="4"/>padding: var(--spacing-sm) var(--spacing-lg);</text:p>
      <text:p text:style-name="Normal"><text:s text:c="4"/>border-radius: var(--radius-full);</text:p>
      <text:p text:style-name="Normal"><text:s text:c="4"/>font-size: 0.875rem;</text:p>
      <text:p text:style-name="Normal"><text:s text:c="4"/>margin-bottom: var(--spacing-lg);</text:p>
      <text:p text:style-name="Normal"><text:s text:c="4"/>backdrop-filter: blur(10px);</text:p>
      <text:p text:style-name="Normal">}</text:p>
      <text:p text:style-name="Normal"/>
      <text:p text:style-name="Normal">.hero h1 {</text:p>
      <text:p text:style-name="Normal"><text:s text:c="4"/>font-size: 3.5rem;</text:p>
      <text:p text:style-name="Normal"><text:s text:c="4"/>color: var(--white);</text:p>
      <text:soft-page-break/>
      <text:p text:style-name="Normal"><text:s text:c="4"/>margin-bottom: var(--spacing-lg);</text:p>
      <text:p text:style-name="Normal"><text:s text:c="4"/>text-shadow: 0 2px 4px rgba(0, 0, 0, 0.2);</text:p>
      <text:p text:style-name="Normal">}</text:p>
      <text:p text:style-name="Normal"/>
      <text:p text:style-name="Normal">.hero p {</text:p>
      <text:p text:style-name="Normal"><text:s text:c="4"/>font-size: 1.25rem;</text:p>
      <text:p text:style-name="Normal"><text:s text:c="4"/>opacity: 0.95;</text:p>
      <text:p text:style-name="Normal"><text:s text:c="4"/>margin-bottom: var(--spacing-xl);</text:p>
      <text:p text:style-name="Normal"><text:s text:c="4"/>line-height: 1.8;</text:p>
      <text:p text:style-name="Normal">}</text:p>
      <text:p text:style-name="Normal"/>
      <text:p text:style-name="Normal">.hero-buttons {</text:p>
      <text:p text:style-name="Normal"><text:s text:c="4"/>display: flex;</text:p>
      <text:p text:style-name="Normal"><text:s text:c="4"/>gap: var(--spacing-md);</text:p>
      <text:p text:style-name="Normal"><text:s text:c="4"/>justify-content: center;</text:p>
      <text:p text:style-name="Normal"><text:s text:c="4"/>flex-wrap: wrap;</text:p>
      <text:p text:style-name="Normal"><text:s text:c="4"/>margin-bottom: var(--spacing-2xl);</text:p>
      <text:p text:style-name="Normal">}</text:p>
      <text:p text:style-name="Normal"/>
      <text:p text:style-name="Normal"><text:s text:c="4"/>.hero-buttons .btn-primary {</text:p>
      <text:p text:style-name="Normal"><text:s text:c="8"/>background-color: var(--white);</text:p>
      <text:p text:style-name="Normal"><text:s text:c="8"/>color: var(--primary-green);</text:p>
      <text:p text:style-name="Normal"><text:s text:c="8"/>border-color: var(--white);</text:p>
      <text:p text:style-name="Normal"><text:s text:c="4"/>}</text:p>
      <text:p text:style-name="Normal"/>
      <text:p text:style-name="Normal"><text:s text:c="8"/>.hero-buttons .btn-primary:hover {</text:p>
      <text:p text:style-name="Normal"><text:s text:c="12"/>background-color: var(--secondary-cream);</text:p>
      <text:p text:style-name="Normal"><text:s text:c="12"/>transform: translateY(-2px);</text:p>
      <text:soft-page-break/>
      <text:p text:style-name="Normal"><text:s text:c="8"/>}</text:p>
      <text:p text:style-name="Normal"/>
      <text:p text:style-name="Normal"><text:s text:c="4"/>.hero-buttons .btn-outline-light {</text:p>
      <text:p text:style-name="Normal"><text:s text:c="8"/>border-color: var(--white);</text:p>
      <text:p text:style-name="Normal"><text:s text:c="8"/>color: var(--white);</text:p>
      <text:p text:style-name="Normal"><text:s text:c="4"/>}</text:p>
      <text:p text:style-name="Normal"/>
      <text:p text:style-name="Normal"><text:s text:c="8"/>.hero-buttons .btn-outline-light:hover {</text:p>
      <text:p text:style-name="Normal"><text:s text:c="12"/>background-color: var(--white);</text:p>
      <text:p text:style-name="Normal"><text:s text:c="12"/>color: var(--primary-green);</text:p>
      <text:p text:style-name="Normal"><text:s text:c="8"/>}</text:p>
      <text:p text:style-name="Normal"/>
      <text:p text:style-name="Normal">.hero-stats {</text:p>
      <text:p text:style-name="Normal"><text:s text:c="4"/>display: flex;</text:p>
      <text:p text:style-name="Normal"><text:s text:c="4"/>justify-content: center;</text:p>
      <text:p text:style-name="Normal"><text:s text:c="4"/>gap: var(--spacing-3xl);</text:p>
      <text:p text:style-name="Normal"><text:s text:c="4"/>padding-top: var(--spacing-xl);</text:p>
      <text:p text:style-name="Normal"><text:s text:c="4"/>border-top: 1px solid rgba(255, 255, 255, 0.2);</text:p>
      <text:p text:style-name="Normal">}</text:p>
      <text:p text:style-name="Normal"/>
      <text:p text:style-name="Normal">.stat-item {</text:p>
      <text:p text:style-name="Normal"><text:s text:c="4"/>text-align: center;</text:p>
      <text:p text:style-name="Normal">}</text:p>
      <text:p text:style-name="Normal"/>
      <text:p text:style-name="Normal">.stat-number {</text:p>
      <text:p text:style-name="Normal"><text:s text:c="4"/>display: block;</text:p>
      <text:p text:style-name="Normal"><text:s text:c="4"/>font-size: 2.5rem;</text:p>
      <text:p text:style-name="Normal"><text:s text:c="4"/>font-weight: 700;</text:p>
      <text:soft-page-break/>
      <text:p text:style-name="Normal"><text:s text:c="4"/>font-family: var(--font-heading);</text:p>
      <text:p text:style-name="Normal">}</text:p>
      <text:p text:style-name="Normal"/>
      <text:p text:style-name="Normal">.stat-label {</text:p>
      <text:p text:style-name="Normal"><text:s text:c="4"/>font-size: 0.875rem;</text:p>
      <text:p text:style-name="Normal"><text:s text:c="4"/>opacity: 0.8;</text:p>
      <text:p text:style-name="Normal"><text:s text:c="4"/>text-transform: uppercase;</text:p>
      <text:p text:style-name="Normal"><text:s text:c="4"/>letter-spacing: 1px;</text:p>
      <text:p text:style-name="Normal">}</text:p>
      <text:p text:style-name="Normal"/>
      <text:p text:style-name="Normal">/* -----------------------------------------</text:p>
      <text:p text:style-name="Normal"><text:s text:c="3"/>ANNOUNCEMENT BAR</text:p>
      <text:p text:style-name="Normal"><text:s text:c="3"/>----------------------------------------- */</text:p>
      <text:p text:style-name="Normal">.announcement-bar {</text:p>
      <text:p text:style-name="Normal"><text:s text:c="4"/>background-color: var(--accent-gold);</text:p>
      <text:p text:style-name="Normal"><text:s text:c="4"/>color: var(--gray-900);</text:p>
      <text:p text:style-name="Normal"><text:s text:c="4"/>text-align: center;</text:p>
      <text:p text:style-name="Normal"><text:s text:c="4"/>padding: var(--spacing-sm) var(--spacing-md);</text:p>
      <text:p text:style-name="Normal">}</text:p>
      <text:p text:style-name="Normal"/>
      <text:p text:style-name="Normal"><text:s text:c="4"/>.announcement-bar p {</text:p>
      <text:p text:style-name="Normal"><text:s text:c="8"/>margin: 0;</text:p>
      <text:p text:style-name="Normal"><text:s text:c="8"/>font-size: 0.9rem;</text:p>
      <text:p text:style-name="Normal"><text:s text:c="4"/>}</text:p>
      <text:p text:style-name="Normal"/>
      <text:p text:style-name="Normal">/* -----------------------------------------</text:p>
      <text:p text:style-name="Normal"><text:s text:c="3"/>FLIP CARDS</text:p>
      <text:p text:style-name="Normal"><text:s text:c="3"/>----------------------------------------- */</text:p>
      <text:soft-page-break/>
      <text:p text:style-name="Normal">.features-section {</text:p>
      <text:p text:style-name="Normal"><text:s text:c="4"/>padding: var(--spacing-3xl) 0;</text:p>
      <text:p text:style-name="Normal"><text:s text:c="4"/>background-color: var(--white);</text:p>
      <text:p text:style-name="Normal">}</text:p>
      <text:p text:style-name="Normal"/>
      <text:p text:style-name="Normal">.flip-card {</text:p>
      <text:p text:style-name="Normal"><text:s text:c="4"/>perspective: 1000px;</text:p>
      <text:p text:style-name="Normal"><text:s text:c="4"/>height: 200px;</text:p>
      <text:p text:style-name="Normal"><text:s text:c="4"/>cursor: pointer;</text:p>
      <text:p text:style-name="Normal">}</text:p>
      <text:p text:style-name="Normal"/>
      <text:p text:style-name="Normal">.flip-inner {</text:p>
      <text:p text:style-name="Normal"><text:s text:c="4"/>position: relative;</text:p>
      <text:p text:style-name="Normal"><text:s text:c="4"/>width: 100%;</text:p>
      <text:p text:style-name="Normal"><text:s text:c="4"/>height: 100%;</text:p>
      <text:p text:style-name="Normal"><text:s text:c="4"/>transition: transform 0.6s;</text:p>
      <text:p text:style-name="Normal"><text:s text:c="4"/>transform-style: preserve-3d;</text:p>
      <text:p text:style-name="Normal">}</text:p>
      <text:p text:style-name="Normal"/>
      <text:p text:style-name="Normal">.flip-card:hover .flip-inner {</text:p>
      <text:p text:style-name="Normal"><text:s text:c="4"/>transform: rotateY(180deg);</text:p>
      <text:p text:style-name="Normal">}</text:p>
      <text:p text:style-name="Normal"/>
      <text:p text:style-name="Normal">.flip-front,</text:p>
      <text:p text:style-name="Normal">.flip-back {</text:p>
      <text:p text:style-name="Normal"><text:s text:c="4"/>position: absolute;</text:p>
      <text:p text:style-name="Normal"><text:s text:c="4"/>width: 100%;</text:p>
      <text:p text:style-name="Normal"><text:s text:c="4"/>height: 100%;</text:p>
      <text:soft-page-break/>
      <text:p text:style-name="Normal"><text:s text:c="4"/>backface-visibility: hidden;</text:p>
      <text:p text:style-name="Normal"><text:s text:c="4"/>border-radius: var(--radius-lg);</text:p>
      <text:p text:style-name="Normal"><text:s text:c="4"/>display: flex;</text:p>
      <text:p text:style-name="Normal"><text:s text:c="4"/>flex-direction: column;</text:p>
      <text:p text:style-name="Normal"><text:s text:c="4"/>align-items: center;</text:p>
      <text:p text:style-name="Normal"><text:s text:c="4"/>justify-content: center;</text:p>
      <text:p text:style-name="Normal"><text:s text:c="4"/>padding: var(--spacing-lg);</text:p>
      <text:p text:style-name="Normal"><text:s text:c="4"/>box-shadow: var(--shadow-md);</text:p>
      <text:p text:style-name="Normal">}</text:p>
      <text:p text:style-name="Normal"/>
      <text:p text:style-name="Normal">.flip-front {</text:p>
      <text:p text:style-name="Normal"><text:s text:c="4"/>background: linear-gradient(135deg, var(--secondary-cream) 0%, var(--white) 100%);</text:p>
      <text:p text:style-name="Normal"><text:s text:c="4"/>border: 2px solid var(--secondary-beige);</text:p>
      <text:p text:style-name="Normal">}</text:p>
      <text:p text:style-name="Normal"/>
      <text:p text:style-name="Normal"><text:s text:c="4"/>.flip-front .feature-icon {</text:p>
      <text:p text:style-name="Normal"><text:s text:c="8"/>font-size: 3rem;</text:p>
      <text:p text:style-name="Normal"><text:s text:c="8"/>margin-bottom: var(--spacing-md);</text:p>
      <text:p text:style-name="Normal"><text:s text:c="4"/>}</text:p>
      <text:p text:style-name="Normal"/>
      <text:p text:style-name="Normal"><text:s text:c="4"/>.flip-front h4 {</text:p>
      <text:p text:style-name="Normal"><text:s text:c="8"/>margin: 0;</text:p>
      <text:p text:style-name="Normal"><text:s text:c="8"/>color: var(--primary-green);</text:p>
      <text:p text:style-name="Normal"><text:s text:c="4"/>}</text:p>
      <text:p text:style-name="Normal"/>
      <text:p text:style-name="Normal">.flip-back {</text:p>
      <text:p text:style-name="Normal"><text:s text:c="4"/>background: linear-gradient(135deg, var(--primary-green) 0%, var(--primary-green-dark) 100%);</text:p>
      <text:soft-page-break/>
      <text:p text:style-name="Normal"><text:s text:c="4"/>color: var(--white);</text:p>
      <text:p text:style-name="Normal"><text:s text:c="4"/>transform: rotateY(180deg);</text:p>
      <text:p text:style-name="Normal">}</text:p>
      <text:p text:style-name="Normal"/>
      <text:p text:style-name="Normal"><text:s text:c="4"/>.flip-back p {</text:p>
      <text:p text:style-name="Normal"><text:s text:c="8"/>margin: 0;</text:p>
      <text:p text:style-name="Normal"><text:s text:c="8"/>text-align: center;</text:p>
      <text:p text:style-name="Normal"><text:s text:c="8"/>line-height: 1.6;</text:p>
      <text:p text:style-name="Normal"><text:s text:c="4"/>}</text:p>
      <text:p text:style-name="Normal"/>
      <text:p text:style-name="Normal">/* -----------------------------------------</text:p>
      <text:p text:style-name="Normal"><text:s text:c="3"/>CATEGORY CARDS</text:p>
      <text:p text:style-name="Normal"><text:s text:c="3"/>----------------------------------------- */</text:p>
      <text:p text:style-name="Normal">.categories-section {</text:p>
      <text:p text:style-name="Normal"><text:s text:c="4"/>padding: var(--spacing-3xl) 0;</text:p>
      <text:p text:style-name="Normal"><text:s text:c="4"/>background-color: var(--gray-100);</text:p>
      <text:p text:style-name="Normal">}</text:p>
      <text:p text:style-name="Normal"/>
      <text:p text:style-name="Normal">.category-card {</text:p>
      <text:p text:style-name="Normal"><text:s text:c="4"/>background: var(--white);</text:p>
      <text:p text:style-name="Normal"><text:s text:c="4"/>border-radius: var(--radius-lg);</text:p>
      <text:p text:style-name="Normal"><text:s text:c="4"/>overflow: hidden;</text:p>
      <text:p text:style-name="Normal"><text:s text:c="4"/>box-shadow: var(--shadow-md);</text:p>
      <text:p text:style-name="Normal"><text:s text:c="4"/>transition: all var(--transition-normal);</text:p>
      <text:p text:style-name="Normal">}</text:p>
      <text:p text:style-name="Normal"/>
      <text:p text:style-name="Normal"><text:s text:c="4"/>.category-card:hover {</text:p>
      <text:p text:style-name="Normal"><text:s text:c="8"/>transform: translateY(-8px);</text:p>
      <text:soft-page-break/>
      <text:p text:style-name="Normal"><text:s text:c="8"/>box-shadow: var(--shadow-xl);</text:p>
      <text:p text:style-name="Normal"><text:s text:c="4"/>}</text:p>
      <text:p text:style-name="Normal"/>
      <text:p text:style-name="Normal">.category-image {</text:p>
      <text:p text:style-name="Normal"><text:s text:c="4"/>height: 200px;</text:p>
      <text:p text:style-name="Normal"><text:s text:c="4"/>background-size: cover;</text:p>
      <text:p text:style-name="Normal"><text:s text:c="4"/>background-position: center;</text:p>
      <text:p text:style-name="Normal"><text:s text:c="4"/>position: relative;</text:p>
      <text:p text:style-name="Normal">}</text:p>
      <text:p text:style-name="Normal"/>
      <text:p text:style-name="Normal">.category-overlay {</text:p>
      <text:p text:style-name="Normal"><text:s text:c="4"/>position: absolute;</text:p>
      <text:p text:style-name="Normal"><text:s text:c="4"/>bottom: 0;</text:p>
      <text:p text:style-name="Normal"><text:s text:c="4"/>left: 0;</text:p>
      <text:p text:style-name="Normal"><text:s text:c="4"/>right: 0;</text:p>
      <text:p text:style-name="Normal"><text:s text:c="4"/>background: linear-gradient(transparent, rgba(0, 0, 0, 0.7));</text:p>
      <text:p text:style-name="Normal"><text:s text:c="4"/>padding: var(--spacing-md);</text:p>
      <text:p text:style-name="Normal">}</text:p>
      <text:p text:style-name="Normal"/>
      <text:p text:style-name="Normal">.category-count {</text:p>
      <text:p text:style-name="Normal"><text:s text:c="4"/>color: var(--white);</text:p>
      <text:p text:style-name="Normal"><text:s text:c="4"/>font-size: 0.875rem;</text:p>
      <text:p text:style-name="Normal"><text:s text:c="4"/>font-weight: 600;</text:p>
      <text:p text:style-name="Normal">}</text:p>
      <text:p text:style-name="Normal"/>
      <text:p text:style-name="Normal">.category-content {</text:p>
      <text:p text:style-name="Normal"><text:s text:c="4"/>padding: var(--spacing-lg);</text:p>
      <text:p text:style-name="Normal">}</text:p>
      <text:p text:style-name="Normal"/>
      <text:p text:style-name="Normal"><text:s text:c="4"/>.category-content h4 {</text:p>
      <text:p text:style-name="Normal"><text:s text:c="8"/>margin-bottom: var(--spacing-sm);</text:p>
      <text:p text:style-name="Normal"><text:s text:c="4"/>}</text:p>
      <text:p text:style-name="Normal"/>
      <text:p text:style-name="Normal"><text:s text:c="4"/>.category-content p {</text:p>
      <text:p text:style-name="Normal"><text:s text:c="8"/>color: var(--gray-600);</text:p>
      <text:p text:style-name="Normal"><text:s text:c="8"/>font-size: 0.9rem;</text:p>
      <text:p text:style-name="Normal"><text:s text:c="8"/>margin-bottom: var(--spacing-md);</text:p>
      <text:p text:style-name="Normal"><text:s text:c="4"/>}</text:p>
      <text:p text:style-name="Normal"/>
      <text:p text:style-name="Normal">/* -----------------------------------------</text:p>
      <text:p text:style-name="Normal"><text:s text:c="3"/>PRODUCT CARDS</text:p>
      <text:p text:style-name="Normal"><text:s text:c="3"/>----------------------------------------- */</text:p>
      <text:p text:style-name="Normal">.featured-products {</text:p>
      <text:p text:style-name="Normal"><text:s text:c="4"/>padding: var(--spacing-3xl) 0;</text:p>
      <text:p text:style-name="Normal"><text:s text:c="4"/>background-color: var(--white);</text:p>
      <text:p text:style-name="Normal">}</text:p>
      <text:p text:style-name="Normal"/>
      <text:p text:style-name="Normal">.product-card {</text:p>
      <text:p text:style-name="Normal"><text:s text:c="4"/>background: var(--white);</text:p>
      <text:p text:style-name="Normal"><text:s text:c="4"/>border-radius: var(--radius-lg);</text:p>
      <text:p text:style-name="Normal"><text:s text:c="4"/>overflow: hidden;</text:p>
      <text:p text:style-name="Normal"><text:s text:c="4"/>box-shadow: var(--shadow-md);</text:p>
      <text:p text:style-name="Normal"><text:s text:c="4"/>transition: all var(--transition-normal);</text:p>
      <text:p text:style-name="Normal"><text:s text:c="4"/>position: relative;</text:p>
      <text:p text:style-name="Normal">}</text:p>
      <text:p text:style-name="Normal"/>
      <text:soft-page-break/>
      <text:p text:style-name="Normal"><text:s text:c="4"/>.product-card:hover {</text:p>
      <text:p text:style-name="Normal"><text:s text:c="8"/>transform: translateY(-5px);</text:p>
      <text:p text:style-name="Normal"><text:s text:c="8"/>box-shadow: var(--shadow-lg);</text:p>
      <text:p text:style-name="Normal"><text:s text:c="4"/>}</text:p>
      <text:p text:style-name="Normal"/>
      <text:p text:style-name="Normal">.product-badge {</text:p>
      <text:p text:style-name="Normal"><text:s text:c="4"/>position: absolute;</text:p>
      <text:p text:style-name="Normal"><text:s text:c="4"/>top: var(--spacing-md);</text:p>
      <text:p text:style-name="Normal"><text:s text:c="4"/>left: var(--spacing-md);</text:p>
      <text:p text:style-name="Normal"><text:s text:c="4"/>background-color: var(--accent-orange);</text:p>
      <text:p text:style-name="Normal"><text:s text:c="4"/>color: var(--white);</text:p>
      <text:p text:style-name="Normal"><text:s text:c="4"/>padding: var(--spacing-xs) var(--spacing-sm);</text:p>
      <text:p text:style-name="Normal"><text:s text:c="4"/>border-radius: var(--radius-sm);</text:p>
      <text:p text:style-name="Normal"><text:s text:c="4"/>font-size: 0.75rem;</text:p>
      <text:p text:style-name="Normal"><text:s text:c="4"/>font-weight: 600;</text:p>
      <text:p text:style-name="Normal"><text:s text:c="4"/>text-transform: uppercase;</text:p>
      <text:p text:style-name="Normal"><text:s text:c="4"/>z-index: 2;</text:p>
      <text:p text:style-name="Normal">}</text:p>
      <text:p text:style-name="Normal"/>
      <text:p text:style-name="Normal"><text:s text:c="4"/>.product-badge.new {</text:p>
      <text:p text:style-name="Normal"><text:s text:c="8"/>background-color: var(--primary-green);</text:p>
      <text:p text:style-name="Normal"><text:s text:c="4"/>}</text:p>
      <text:p text:style-name="Normal"/>
      <text:p text:style-name="Normal"><text:s text:c="4"/>.product-badge.sale {</text:p>
      <text:p text:style-name="Normal"><text:s text:c="8"/>background-color: var(--danger);</text:p>
      <text:p text:style-name="Normal"><text:s text:c="4"/>}</text:p>
      <text:p text:style-name="Normal"/>
      <text:p text:style-name="Normal">.product-image {</text:p>
      <text:soft-page-break/>
      <text:p text:style-name="Normal"><text:s text:c="4"/>position: relative;</text:p>
      <text:p text:style-name="Normal"><text:s text:c="4"/>overflow: hidden;</text:p>
      <text:p text:style-name="Normal">}</text:p>
      <text:p text:style-name="Normal"/>
      <text:p text:style-name="Normal"><text:s text:c="4"/>.product-image img {</text:p>
      <text:p text:style-name="Normal"><text:s text:c="8"/>width: 100%;</text:p>
      <text:p text:style-name="Normal"><text:s text:c="8"/>height: 200px;</text:p>
      <text:p text:style-name="Normal"><text:s text:c="8"/>object-fit: cover;</text:p>
      <text:p text:style-name="Normal"><text:s text:c="8"/>transition: transform var(--transition-normal);</text:p>
      <text:p text:style-name="Normal"><text:s text:c="4"/>}</text:p>
      <text:p text:style-name="Normal"/>
      <text:p text:style-name="Normal">.product-card:hover .product-image img {</text:p>
      <text:p text:style-name="Normal"><text:s text:c="4"/>transform: scale(1.05);</text:p>
      <text:p text:style-name="Normal">}</text:p>
      <text:p text:style-name="Normal"/>
      <text:p text:style-name="Normal">.product-actions {</text:p>
      <text:p text:style-name="Normal"><text:s text:c="4"/>position: absolute;</text:p>
      <text:p text:style-name="Normal"><text:s text:c="4"/>top: var(--spacing-md);</text:p>
      <text:p text:style-name="Normal"><text:s text:c="4"/>right: var(--spacing-md);</text:p>
      <text:p text:style-name="Normal"><text:s text:c="4"/>display: flex;</text:p>
      <text:p text:style-name="Normal"><text:s text:c="4"/>flex-direction: column;</text:p>
      <text:p text:style-name="Normal"><text:s text:c="4"/>gap: var(--spacing-sm);</text:p>
      <text:p text:style-name="Normal"><text:s text:c="4"/>opacity: 0;</text:p>
      <text:p text:style-name="Normal"><text:s text:c="4"/>transition: opacity var(--transition-fast);</text:p>
      <text:p text:style-name="Normal">}</text:p>
      <text:p text:style-name="Normal"/>
      <text:p text:style-name="Normal">.product-card:hover .product-actions {</text:p>
      <text:p text:style-name="Normal"><text:s text:c="4"/>opacity: 1;</text:p>
      <text:soft-page-break/>
      <text:p text:style-name="Normal">}</text:p>
      <text:p text:style-name="Normal"/>
      <text:p text:style-name="Normal">.product-actions button {</text:p>
      <text:p text:style-name="Normal"><text:s text:c="4"/>width: 36px;</text:p>
      <text:p text:style-name="Normal"><text:s text:c="4"/>height: 36px;</text:p>
      <text:p text:style-name="Normal"><text:s text:c="4"/>border: none;</text:p>
      <text:p text:style-name="Normal"><text:s text:c="4"/>background: var(--white);</text:p>
      <text:p text:style-name="Normal"><text:s text:c="4"/>border-radius: var(--radius-full);</text:p>
      <text:p text:style-name="Normal"><text:s text:c="4"/>cursor: pointer;</text:p>
      <text:p text:style-name="Normal"><text:s text:c="4"/>box-shadow: var(--shadow-sm);</text:p>
      <text:p text:style-name="Normal"><text:s text:c="4"/>transition: all var(--transition-fast);</text:p>
      <text:p text:style-name="Normal">}</text:p>
      <text:p text:style-name="Normal"/>
      <text:p text:style-name="Normal"><text:s text:c="4"/>.product-actions button:hover {</text:p>
      <text:p text:style-name="Normal"><text:s text:c="8"/>background: var(--primary-green);</text:p>
      <text:p text:style-name="Normal"><text:s text:c="8"/>color: var(--white);</text:p>
      <text:p text:style-name="Normal"><text:s text:c="4"/>}</text:p>
      <text:p text:style-name="Normal"/>
      <text:p text:style-name="Normal">.product-content {</text:p>
      <text:p text:style-name="Normal"><text:s text:c="4"/>padding: var(--spacing-lg);</text:p>
      <text:p text:style-name="Normal">}</text:p>
      <text:p text:style-name="Normal"/>
      <text:p text:style-name="Normal">.product-category {</text:p>
      <text:p text:style-name="Normal"><text:s text:c="4"/>font-size: 0.75rem;</text:p>
      <text:p text:style-name="Normal"><text:s text:c="4"/>color: var(--gray-500);</text:p>
      <text:p text:style-name="Normal"><text:s text:c="4"/>text-transform: uppercase;</text:p>
      <text:p text:style-name="Normal"><text:s text:c="4"/>letter-spacing: 0.5px;</text:p>
      <text:p text:style-name="Normal">}</text:p>
      <text:p text:style-name="Normal"/>
      <text:p text:style-name="Normal">.product-content h5 {</text:p>
      <text:p text:style-name="Normal"><text:s text:c="4"/>margin: var(--spacing-sm) 0;</text:p>
      <text:p text:style-name="Normal"><text:s text:c="4"/>font-family: var(--font-primary);</text:p>
      <text:p text:style-name="Normal">}</text:p>
      <text:p text:style-name="Normal"/>
      <text:p text:style-name="Normal">.product-rating {</text:p>
      <text:p text:style-name="Normal"><text:s text:c="4"/>font-size: 0.875rem;</text:p>
      <text:p text:style-name="Normal"><text:s text:c="4"/>margin-bottom: var(--spacing-sm);</text:p>
      <text:p text:style-name="Normal">}</text:p>
      <text:p text:style-name="Normal"/>
      <text:p text:style-name="Normal"><text:s text:c="4"/>.product-rating span {</text:p>
      <text:p text:style-name="Normal"><text:s text:c="8"/>color: var(--gray-500);</text:p>
      <text:p text:style-name="Normal"><text:s text:c="8"/>font-size: 0.75rem;</text:p>
      <text:p text:style-name="Normal"><text:s text:c="4"/>}</text:p>
      <text:p text:style-name="Normal"/>
      <text:p text:style-name="Normal">.product-price {</text:p>
      <text:p text:style-name="Normal"><text:s text:c="4"/>display: flex;</text:p>
      <text:p text:style-name="Normal"><text:s text:c="4"/>align-items: center;</text:p>
      <text:p text:style-name="Normal"><text:s text:c="4"/>gap: var(--spacing-sm);</text:p>
      <text:p text:style-name="Normal"><text:s text:c="4"/>margin-bottom: var(--spacing-md);</text:p>
      <text:p text:style-name="Normal">}</text:p>
      <text:p text:style-name="Normal"/>
      <text:p text:style-name="Normal">.current-price {</text:p>
      <text:p text:style-name="Normal"><text:s text:c="4"/>font-size: 1.25rem;</text:p>
      <text:p text:style-name="Normal"><text:s text:c="4"/>font-weight: 700;</text:p>
      <text:p text:style-name="Normal"><text:s text:c="4"/>color: var(--primary-green);</text:p>
      <text:p text:style-name="Normal">}</text:p>
      <text:p text:style-name="Normal"/>
      <text:p text:style-name="Normal">.original-price {</text:p>
      <text:p text:style-name="Normal"><text:s text:c="4"/>font-size: 0.9rem;</text:p>
      <text:p text:style-name="Normal"><text:s text:c="4"/>color: var(--gray-500);</text:p>
      <text:p text:style-name="Normal"><text:s text:c="4"/>text-decoration: line-through;</text:p>
      <text:p text:style-name="Normal">}</text:p>
      <text:p text:style-name="Normal"/>
      <text:p text:style-name="Normal">.discount {</text:p>
      <text:p text:style-name="Normal"><text:s text:c="4"/>background-color: var(--danger);</text:p>
      <text:p text:style-name="Normal"><text:s text:c="4"/>color: var(--white);</text:p>
      <text:p text:style-name="Normal"><text:s text:c="4"/>padding: 2px 6px;</text:p>
      <text:p text:style-name="Normal"><text:s text:c="4"/>border-radius: var(--radius-sm);</text:p>
      <text:p text:style-name="Normal"><text:s text:c="4"/>font-size: 0.75rem;</text:p>
      <text:p text:style-name="Normal"><text:s text:c="4"/>font-weight: 600;</text:p>
      <text:p text:style-name="Normal">}</text:p>
      <text:p text:style-name="Normal"/>
      <text:p text:style-name="Normal">/* -----------------------------------------</text:p>
      <text:p text:style-name="Normal"><text:s text:c="3"/>HOW IT WORKS</text:p>
      <text:p text:style-name="Normal"><text:s text:c="3"/>----------------------------------------- */</text:p>
      <text:p text:style-name="Normal">.how-it-works {</text:p>
      <text:p text:style-name="Normal"><text:s text:c="4"/>padding: var(--spacing-3xl) 0;</text:p>
      <text:p text:style-name="Normal"><text:s text:c="4"/>background: linear-gradient(135deg, var(--secondary-cream) 0%, var(--white) 100%);</text:p>
      <text:p text:style-name="Normal">}</text:p>
      <text:p text:style-name="Normal"/>
      <text:p text:style-name="Normal">.step-card {</text:p>
      <text:p text:style-name="Normal"><text:s text:c="4"/>text-align: center;</text:p>
      <text:p text:style-name="Normal"><text:s text:c="4"/>padding: var(--spacing-xl);</text:p>
      <text:p text:style-name="Normal"><text:s text:c="4"/>position: relative;</text:p>
      <text:soft-page-break/>
      <text:p text:style-name="Normal">}</text:p>
      <text:p text:style-name="Normal"/>
      <text:p text:style-name="Normal">.step-number {</text:p>
      <text:p text:style-name="Normal"><text:s text:c="4"/>position: absolute;</text:p>
      <text:p text:style-name="Normal"><text:s text:c="4"/>top: 0;</text:p>
      <text:p text:style-name="Normal"><text:s text:c="4"/>left: 50%;</text:p>
      <text:p text:style-name="Normal"><text:s text:c="4"/>transform: translateX(-50%);</text:p>
      <text:p text:style-name="Normal"><text:s text:c="4"/>width: 40px;</text:p>
      <text:p text:style-name="Normal"><text:s text:c="4"/>height: 40px;</text:p>
      <text:p text:style-name="Normal"><text:s text:c="4"/>background: var(--primary-green);</text:p>
      <text:p text:style-name="Normal"><text:s text:c="4"/>color: var(--white);</text:p>
      <text:p text:style-name="Normal"><text:s text:c="4"/>border-radius: var(--radius-full);</text:p>
      <text:p text:style-name="Normal"><text:s text:c="4"/>display: flex;</text:p>
      <text:p text:style-name="Normal"><text:s text:c="4"/>align-items: center;</text:p>
      <text:p text:style-name="Normal"><text:s text:c="4"/>justify-content: center;</text:p>
      <text:p text:style-name="Normal"><text:s text:c="4"/>font-weight: 700;</text:p>
      <text:p text:style-name="Normal"><text:s text:c="4"/>font-size: 1.25rem;</text:p>
      <text:p text:style-name="Normal">}</text:p>
      <text:p text:style-name="Normal"/>
      <text:p text:style-name="Normal">.step-icon {</text:p>
      <text:p text:style-name="Normal"><text:s text:c="4"/>font-size: 4rem;</text:p>
      <text:p text:style-name="Normal"><text:s text:c="4"/>margin: var(--spacing-xl) 0 var(--spacing-lg);</text:p>
      <text:p text:style-name="Normal">}</text:p>
      <text:p text:style-name="Normal"/>
      <text:p text:style-name="Normal">.step-card h4 {</text:p>
      <text:p text:style-name="Normal"><text:s text:c="4"/>margin-bottom: var(--spacing-sm);</text:p>
      <text:p text:style-name="Normal">}</text:p>
      <text:p text:style-name="Normal"/>
      <text:soft-page-break/>
      <text:p text:style-name="Normal">.step-card p {</text:p>
      <text:p text:style-name="Normal"><text:s text:c="4"/>color: var(--gray-600);</text:p>
      <text:p text:style-name="Normal"><text:s text:c="4"/>font-size: 0.9rem;</text:p>
      <text:p text:style-name="Normal">}</text:p>
      <text:p text:style-name="Normal"/>
      <text:p text:style-name="Normal">/* -----------------------------------------</text:p>
      <text:p text:style-name="Normal"><text:s text:c="3"/>ABOUT SECTION</text:p>
      <text:p text:style-name="Normal"><text:s text:c="3"/>----------------------------------------- */</text:p>
      <text:p text:style-name="Normal">.about-section {</text:p>
      <text:p text:style-name="Normal"><text:s text:c="4"/>padding: var(--spacing-3xl) 0;</text:p>
      <text:p text:style-name="Normal"><text:s text:c="4"/>background-color: var(--white);</text:p>
      <text:p text:style-name="Normal">}</text:p>
      <text:p text:style-name="Normal"/>
      <text:p text:style-name="Normal">.about-images {</text:p>
      <text:p text:style-name="Normal"><text:s text:c="4"/>position: relative;</text:p>
      <text:p text:style-name="Normal">}</text:p>
      <text:p text:style-name="Normal"/>
      <text:p text:style-name="Normal">.about-img-main {</text:p>
      <text:p text:style-name="Normal"><text:s text:c="4"/>border-radius: var(--radius-lg);</text:p>
      <text:p text:style-name="Normal"><text:s text:c="4"/>box-shadow: var(--shadow-lg);</text:p>
      <text:p text:style-name="Normal"><text:s text:c="4"/>width: 80%;</text:p>
      <text:p text:style-name="Normal">}</text:p>
      <text:p text:style-name="Normal"/>
      <text:p text:style-name="Normal">.about-img-secondary {</text:p>
      <text:p text:style-name="Normal"><text:s text:c="4"/>position: absolute;</text:p>
      <text:p text:style-name="Normal"><text:s text:c="4"/>bottom: -30px;</text:p>
      <text:p text:style-name="Normal"><text:s text:c="4"/>right: 0;</text:p>
      <text:p text:style-name="Normal"><text:s text:c="4"/>width: 50%;</text:p>
      <text:soft-page-break/>
      <text:p text:style-name="Normal"><text:s text:c="4"/>border-radius: var(--radius-lg);</text:p>
      <text:p text:style-name="Normal"><text:s text:c="4"/>box-shadow: var(--shadow-xl);</text:p>
      <text:p text:style-name="Normal"><text:s text:c="4"/>border: 4px solid var(--white);</text:p>
      <text:p text:style-name="Normal">}</text:p>
      <text:p text:style-name="Normal"/>
      <text:p text:style-name="Normal">.experience-badge {</text:p>
      <text:p text:style-name="Normal"><text:s text:c="4"/>position: absolute;</text:p>
      <text:p text:style-name="Normal"><text:s text:c="4"/>top: 20px;</text:p>
      <text:p text:style-name="Normal"><text:s text:c="4"/>right: 20px;</text:p>
      <text:p text:style-name="Normal"><text:s text:c="4"/>background: var(--primary-green);</text:p>
      <text:p text:style-name="Normal"><text:s text:c="4"/>color: var(--white);</text:p>
      <text:p text:style-name="Normal"><text:s text:c="4"/>padding: var(--spacing-lg);</text:p>
      <text:p text:style-name="Normal"><text:s text:c="4"/>border-radius: var(--radius-lg);</text:p>
      <text:p text:style-name="Normal"><text:s text:c="4"/>text-align: center;</text:p>
      <text:p text:style-name="Normal"><text:s text:c="4"/>box-shadow: var(--shadow-lg);</text:p>
      <text:p text:style-name="Normal">}</text:p>
      <text:p text:style-name="Normal"/>
      <text:p text:style-name="Normal"><text:s text:c="4"/>.experience-badge .years {</text:p>
      <text:p text:style-name="Normal"><text:s text:c="8"/>display: block;</text:p>
      <text:p text:style-name="Normal"><text:s text:c="8"/>font-size: 2.5rem;</text:p>
      <text:p text:style-name="Normal"><text:s text:c="8"/>font-weight: 700;</text:p>
      <text:p text:style-name="Normal"><text:s text:c="8"/>font-family: var(--font-heading);</text:p>
      <text:p text:style-name="Normal"><text:s text:c="4"/>}</text:p>
      <text:p text:style-name="Normal"/>
      <text:p text:style-name="Normal"><text:s text:c="4"/>.experience-badge .text {</text:p>
      <text:p text:style-name="Normal"><text:s text:c="8"/>font-size: 0.75rem;</text:p>
      <text:p text:style-name="Normal"><text:s text:c="8"/>text-transform: uppercase;</text:p>
      <text:p text:style-name="Normal"><text:s text:c="8"/>letter-spacing: 0.5px;</text:p>
      <text:soft-page-break/>
      <text:p text:style-name="Normal"><text:s text:c="8"/>line-height: 1.4;</text:p>
      <text:p text:style-name="Normal"><text:s text:c="4"/>}</text:p>
      <text:p text:style-name="Normal"/>
      <text:p text:style-name="Normal">.about-content .lead {</text:p>
      <text:p text:style-name="Normal"><text:s text:c="4"/>font-size: 1.25rem;</text:p>
      <text:p text:style-name="Normal"><text:s text:c="4"/>color: var(--gray-700);</text:p>
      <text:p text:style-name="Normal"><text:s text:c="4"/>margin-bottom: var(--spacing-lg);</text:p>
      <text:p text:style-name="Normal">}</text:p>
      <text:p text:style-name="Normal"/>
      <text:p text:style-name="Normal">.about-features {</text:p>
      <text:p text:style-name="Normal"><text:s text:c="4"/>margin-top: var(--spacing-xl);</text:p>
      <text:p text:style-name="Normal">}</text:p>
      <text:p text:style-name="Normal"/>
      <text:p text:style-name="Normal">.about-feature {</text:p>
      <text:p text:style-name="Normal"><text:s text:c="4"/>display: flex;</text:p>
      <text:p text:style-name="Normal"><text:s text:c="4"/>align-items: center;</text:p>
      <text:p text:style-name="Normal"><text:s text:c="4"/>gap: var(--spacing-md);</text:p>
      <text:p text:style-name="Normal"><text:s text:c="4"/>margin-bottom: var(--spacing-sm);</text:p>
      <text:p text:style-name="Normal">}</text:p>
      <text:p text:style-name="Normal"/>
      <text:p text:style-name="Normal">.check-icon {</text:p>
      <text:p text:style-name="Normal"><text:s text:c="4"/>width: 24px;</text:p>
      <text:p text:style-name="Normal"><text:s text:c="4"/>height: 24px;</text:p>
      <text:p text:style-name="Normal"><text:s text:c="4"/>background: var(--primary-green);</text:p>
      <text:p text:style-name="Normal"><text:s text:c="4"/>color: var(--white);</text:p>
      <text:p text:style-name="Normal"><text:s text:c="4"/>border-radius: var(--radius-full);</text:p>
      <text:p text:style-name="Normal"><text:s text:c="4"/>display: flex;</text:p>
      <text:p text:style-name="Normal"><text:s text:c="4"/>align-items: center;</text:p>
      <text:soft-page-break/>
      <text:p text:style-name="Normal"><text:s text:c="4"/>justify-content: center;</text:p>
      <text:p text:style-name="Normal"><text:s text:c="4"/>font-size: 0.875rem;</text:p>
      <text:p text:style-name="Normal"><text:s text:c="4"/>flex-shrink: 0;</text:p>
      <text:p text:style-name="Normal">}</text:p>
      <text:p text:style-name="Normal"/>
      <text:p text:style-name="Normal">/* -----------------------------------------</text:p>
      <text:p text:style-name="Normal"><text:s text:c="3"/>FARMERS SECTION</text:p>
      <text:p text:style-name="Normal"><text:s text:c="3"/>----------------------------------------- */</text:p>
      <text:p text:style-name="Normal">.farmers-section {</text:p>
      <text:p text:style-name="Normal"><text:s text:c="4"/>padding: var(--spacing-3xl) 0;</text:p>
      <text:p text:style-name="Normal"><text:s text:c="4"/>background-color: var(--gray-100);</text:p>
      <text:p text:style-name="Normal">}</text:p>
      <text:p text:style-name="Normal"/>
      <text:p text:style-name="Normal">.farmer-card {</text:p>
      <text:p text:style-name="Normal"><text:s text:c="4"/>background: var(--white);</text:p>
      <text:p text:style-name="Normal"><text:s text:c="4"/>border-radius: var(--radius-lg);</text:p>
      <text:p text:style-name="Normal"><text:s text:c="4"/>overflow: hidden;</text:p>
      <text:p text:style-name="Normal"><text:s text:c="4"/>box-shadow: var(--shadow-md);</text:p>
      <text:p text:style-name="Normal"><text:s text:c="4"/>transition: all var(--transition-normal);</text:p>
      <text:p text:style-name="Normal">}</text:p>
      <text:p text:style-name="Normal"/>
      <text:p text:style-name="Normal"><text:s text:c="4"/>.farmer-card:hover {</text:p>
      <text:p text:style-name="Normal"><text:s text:c="8"/>transform: translateY(-5px);</text:p>
      <text:p text:style-name="Normal"><text:s text:c="8"/>box-shadow: var(--shadow-lg);</text:p>
      <text:p text:style-name="Normal"><text:s text:c="4"/>}</text:p>
      <text:p text:style-name="Normal"/>
      <text:p text:style-name="Normal">.farmer-image img {</text:p>
      <text:p text:style-name="Normal"><text:s text:c="4"/>width: 100%;</text:p>
      <text:soft-page-break/>
      <text:p text:style-name="Normal"><text:s text:c="4"/>height: 250px;</text:p>
      <text:p text:style-name="Normal"><text:s text:c="4"/>object-fit: cover;</text:p>
      <text:p text:style-name="Normal">}</text:p>
      <text:p text:style-name="Normal"/>
      <text:p text:style-name="Normal">.farmer-content {</text:p>
      <text:p text:style-name="Normal"><text:s text:c="4"/>padding: var(--spacing-lg);</text:p>
      <text:p text:style-name="Normal">}</text:p>
      <text:p text:style-name="Normal"/>
      <text:p text:style-name="Normal"><text:s text:c="4"/>.farmer-content h4 {</text:p>
      <text:p text:style-name="Normal"><text:s text:c="8"/>margin-bottom: var(--spacing-xs);</text:p>
      <text:p text:style-name="Normal"><text:s text:c="4"/>}</text:p>
      <text:p text:style-name="Normal"/>
      <text:p text:style-name="Normal">.farmer-specialty {</text:p>
      <text:p text:style-name="Normal"><text:s text:c="4"/>display: inline-block;</text:p>
      <text:p text:style-name="Normal"><text:s text:c="4"/>background: var(--secondary-cream);</text:p>
      <text:p text:style-name="Normal"><text:s text:c="4"/>color: var(--primary-green);</text:p>
      <text:p text:style-name="Normal"><text:s text:c="4"/>padding: var(--spacing-xs) var(--spacing-sm);</text:p>
      <text:p text:style-name="Normal"><text:s text:c="4"/>border-radius: var(--radius-sm);</text:p>
      <text:p text:style-name="Normal"><text:s text:c="4"/>font-size: 0.75rem;</text:p>
      <text:p text:style-name="Normal"><text:s text:c="4"/>font-weight: 600;</text:p>
      <text:p text:style-name="Normal"><text:s text:c="4"/>margin-bottom: var(--spacing-md);</text:p>
      <text:p text:style-name="Normal">}</text:p>
      <text:p text:style-name="Normal"/>
      <text:p text:style-name="Normal">.farmer-products {</text:p>
      <text:p text:style-name="Normal"><text:s text:c="4"/>display: flex;</text:p>
      <text:p text:style-name="Normal"><text:s text:c="4"/>flex-wrap: wrap;</text:p>
      <text:p text:style-name="Normal"><text:s text:c="4"/>gap: var(--spacing-sm);</text:p>
      <text:p text:style-name="Normal"><text:s text:c="4"/>margin: var(--spacing-md) 0;</text:p>
      <text:soft-page-break/>
      <text:p text:style-name="Normal">}</text:p>
      <text:p text:style-name="Normal"/>
      <text:p text:style-name="Normal"><text:s text:c="4"/>.farmer-products span {</text:p>
      <text:p text:style-name="Normal"><text:s text:c="8"/>background: var(--gray-100);</text:p>
      <text:p text:style-name="Normal"><text:s text:c="8"/>padding: var(--spacing-xs) var(--spacing-sm);</text:p>
      <text:p text:style-name="Normal"><text:s text:c="8"/>border-radius: var(--radius-sm);</text:p>
      <text:p text:style-name="Normal"><text:s text:c="8"/>font-size: 0.8rem;</text:p>
      <text:p text:style-name="Normal"><text:s text:c="4"/>}</text:p>
      <text:p text:style-name="Normal"/>
      <text:p text:style-name="Normal">/* -----------------------------------------</text:p>
      <text:p text:style-name="Normal"><text:s text:c="3"/>TESTIMONIALS</text:p>
      <text:p text:style-name="Normal"><text:s text:c="3"/>----------------------------------------- */</text:p>
      <text:p text:style-name="Normal">.testimonials-section {</text:p>
      <text:p text:style-name="Normal"><text:s text:c="4"/>padding: var(--spacing-3xl) 0;</text:p>
      <text:p text:style-name="Normal"><text:s text:c="4"/>background: linear-gradient(135deg, var(--primary-green-dark) 0%, var(--primary-green) 100%);</text:p>
      <text:p text:style-name="Normal">}</text:p>
      <text:p text:style-name="Normal"/>
      <text:p text:style-name="Normal"><text:s text:c="4"/>.testimonials-section .section-tag {</text:p>
      <text:p text:style-name="Normal"><text:s text:c="8"/>background-color: rgba(255, 255, 255, 0.2);</text:p>
      <text:p text:style-name="Normal"><text:s text:c="8"/>color: var(--white);</text:p>
      <text:p text:style-name="Normal"><text:s text:c="4"/>}</text:p>
      <text:p text:style-name="Normal"/>
      <text:p text:style-name="Normal"><text:s text:c="4"/>.testimonials-section .section-header h2,</text:p>
      <text:p text:style-name="Normal"><text:s text:c="4"/>.testimonials-section .section-header p {</text:p>
      <text:p text:style-name="Normal"><text:s text:c="8"/>color: var(--white);</text:p>
      <text:p text:style-name="Normal"><text:s text:c="4"/>}</text:p>
      <text:p text:style-name="Normal"/>
      <text:soft-page-break/>
      <text:p text:style-name="Normal">.testimonial-card {</text:p>
      <text:p text:style-name="Normal"><text:s text:c="4"/>background: var(--white);</text:p>
      <text:p text:style-name="Normal"><text:s text:c="4"/>padding: var(--spacing-xl);</text:p>
      <text:p text:style-name="Normal"><text:s text:c="4"/>border-radius: var(--radius-lg);</text:p>
      <text:p text:style-name="Normal"><text:s text:c="4"/>height: 100%;</text:p>
      <text:p text:style-name="Normal">}</text:p>
      <text:p text:style-name="Normal"/>
      <text:p text:style-name="Normal">.testimonial-rating {</text:p>
      <text:p text:style-name="Normal"><text:s text:c="4"/>margin-bottom: var(--spacing-md);</text:p>
      <text:p text:style-name="Normal">}</text:p>
      <text:p text:style-name="Normal"/>
      <text:p text:style-name="Normal">.testimonial-text {</text:p>
      <text:p text:style-name="Normal"><text:s text:c="4"/>font-style: italic;</text:p>
      <text:p text:style-name="Normal"><text:s text:c="4"/>color: var(--gray-700);</text:p>
      <text:p text:style-name="Normal"><text:s text:c="4"/>line-height: 1.8;</text:p>
      <text:p text:style-name="Normal"><text:s text:c="4"/>margin-bottom: var(--spacing-lg);</text:p>
      <text:p text:style-name="Normal">}</text:p>
      <text:p text:style-name="Normal"/>
      <text:p text:style-name="Normal">.testimonial-author {</text:p>
      <text:p text:style-name="Normal"><text:s text:c="4"/>display: flex;</text:p>
      <text:p text:style-name="Normal"><text:s text:c="4"/>align-items: center;</text:p>
      <text:p text:style-name="Normal"><text:s text:c="4"/>gap: var(--spacing-md);</text:p>
      <text:p text:style-name="Normal">}</text:p>
      <text:p text:style-name="Normal"/>
      <text:p text:style-name="Normal"><text:s text:c="4"/>.testimonial-author img {</text:p>
      <text:p text:style-name="Normal"><text:s text:c="8"/>width: 50px;</text:p>
      <text:p text:style-name="Normal"><text:s text:c="8"/>height: 50px;</text:p>
      <text:p text:style-name="Normal"><text:s text:c="8"/>border-radius: var(--radius-full);</text:p>
      <text:soft-page-break/>
      <text:p text:style-name="Normal"><text:s text:c="8"/>object-fit: cover;</text:p>
      <text:p text:style-name="Normal"><text:s text:c="4"/>}</text:p>
      <text:p text:style-name="Normal"/>
      <text:p text:style-name="Normal">.author-info h5 {</text:p>
      <text:p text:style-name="Normal"><text:s text:c="4"/>margin-bottom: 0;</text:p>
      <text:p text:style-name="Normal"><text:s text:c="4"/>font-size: 1rem;</text:p>
      <text:p text:style-name="Normal"><text:s text:c="4"/>font-family: var(--font-primary);</text:p>
      <text:p text:style-name="Normal">}</text:p>
      <text:p text:style-name="Normal"/>
      <text:p text:style-name="Normal">.author-info span {</text:p>
      <text:p text:style-name="Normal"><text:s text:c="4"/>font-size: 0.8rem;</text:p>
      <text:p text:style-name="Normal"><text:s text:c="4"/>color: var(--gray-500);</text:p>
      <text:p text:style-name="Normal">}</text:p>
      <text:p text:style-name="Normal"/>
      <text:p text:style-name="Normal">/* -----------------------------------------</text:p>
      <text:p text:style-name="Normal"><text:s text:c="3"/>STATISTICS</text:p>
      <text:p text:style-name="Normal"><text:s text:c="3"/>----------------------------------------- */</text:p>
      <text:p text:style-name="Normal">.stats-section {</text:p>
      <text:p text:style-name="Normal"><text:s text:c="4"/>padding: var(--spacing-3xl) 0;</text:p>
      <text:p text:style-name="Normal"><text:s text:c="4"/>background-color: var(--white);</text:p>
      <text:p text:style-name="Normal">}</text:p>
      <text:p text:style-name="Normal"/>
      <text:p text:style-name="Normal">.stat-card {</text:p>
      <text:p text:style-name="Normal"><text:s text:c="4"/>padding: var(--spacing-xl);</text:p>
      <text:p text:style-name="Normal">}</text:p>
      <text:p text:style-name="Normal"/>
      <text:p text:style-name="Normal"><text:s text:c="4"/>.stat-card .stat-icon {</text:p>
      <text:p text:style-name="Normal"><text:s text:c="8"/>font-size: 3rem;</text:p>
      <text:soft-page-break/>
      <text:p text:style-name="Normal"><text:s text:c="8"/>margin-bottom: var(--spacing-md);</text:p>
      <text:p text:style-name="Normal"><text:s text:c="4"/>}</text:p>
      <text:p text:style-name="Normal"/>
      <text:p text:style-name="Normal"><text:s text:c="4"/>.stat-card .stat-number {</text:p>
      <text:p text:style-name="Normal"><text:s text:c="8"/>font-size: 3rem;</text:p>
      <text:p text:style-name="Normal"><text:s text:c="8"/>font-weight: 700;</text:p>
      <text:p text:style-name="Normal"><text:s text:c="8"/>color: var(--primary-green);</text:p>
      <text:p text:style-name="Normal"><text:s text:c="8"/>font-family: var(--font-heading);</text:p>
      <text:p text:style-name="Normal"><text:s text:c="4"/>}</text:p>
      <text:p text:style-name="Normal"/>
      <text:p text:style-name="Normal"><text:s text:c="4"/>.stat-card .stat-label {</text:p>
      <text:p text:style-name="Normal"><text:s text:c="8"/>color: var(--gray-600);</text:p>
      <text:p text:style-name="Normal"><text:s text:c="8"/>font-size: 1rem;</text:p>
      <text:p text:style-name="Normal"><text:s text:c="8"/>text-transform: uppercase;</text:p>
      <text:p text:style-name="Normal"><text:s text:c="8"/>letter-spacing: 1px;</text:p>
      <text:p text:style-name="Normal"><text:s text:c="4"/>}</text:p>
      <text:p text:style-name="Normal"/>
      <text:p text:style-name="Normal">/* -----------------------------------------</text:p>
      <text:p text:style-name="Normal"><text:s text:c="3"/>SUBSCRIPTION SECTION</text:p>
      <text:p text:style-name="Normal"><text:s text:c="3"/>----------------------------------------- */</text:p>
      <text:p text:style-name="Normal">.subscription-section {</text:p>
      <text:p text:style-name="Normal"><text:s text:c="4"/>padding: var(--spacing-3xl) 0;</text:p>
      <text:p text:style-name="Normal"><text:s text:c="4"/>background: linear-gradient(135deg, var(--secondary-cream) 0%, var(--secondary-beige) 100%);</text:p>
      <text:p text:style-name="Normal">}</text:p>
      <text:p text:style-name="Normal"/>
      <text:p text:style-name="Normal">.subscription-features {</text:p>
      <text:p text:style-name="Normal"><text:s text:c="4"/>list-style: none;</text:p>
      <text:soft-page-break/>
      <text:p text:style-name="Normal"><text:s text:c="4"/>padding: 0;</text:p>
      <text:p text:style-name="Normal"><text:s text:c="4"/>margin: var(--spacing-lg) 0;</text:p>
      <text:p text:style-name="Normal">}</text:p>
      <text:p text:style-name="Normal"/>
      <text:p text:style-name="Normal"><text:s text:c="4"/>.subscription-features li {</text:p>
      <text:p text:style-name="Normal"><text:s text:c="8"/>padding: var(--spacing-sm) 0;</text:p>
      <text:p text:style-name="Normal"><text:s text:c="8"/>font-size: 1.1rem;</text:p>
      <text:p text:style-name="Normal"><text:s text:c="4"/>}</text:p>
      <text:p text:style-name="Normal"/>
      <text:p text:style-name="Normal">.box-card {</text:p>
      <text:p text:style-name="Normal"><text:s text:c="4"/>background: var(--white);</text:p>
      <text:p text:style-name="Normal"><text:s text:c="4"/>padding: var(--spacing-xl);</text:p>
      <text:p text:style-name="Normal"><text:s text:c="4"/>border-radius: var(--radius-lg);</text:p>
      <text:p text:style-name="Normal"><text:s text:c="4"/>box-shadow: var(--shadow-md);</text:p>
      <text:p text:style-name="Normal"><text:s text:c="4"/>position: relative;</text:p>
      <text:p text:style-name="Normal"><text:s text:c="4"/>text-align: center;</text:p>
      <text:p text:style-name="Normal">}</text:p>
      <text:p text:style-name="Normal"/>
      <text:p text:style-name="Normal">.box-badge {</text:p>
      <text:p text:style-name="Normal"><text:s text:c="4"/>position: absolute;</text:p>
      <text:p text:style-name="Normal"><text:s text:c="4"/>top: -10px;</text:p>
      <text:p text:style-name="Normal"><text:s text:c="4"/>left: 50%;</text:p>
      <text:p text:style-name="Normal"><text:s text:c="4"/>transform: translateX(-50%);</text:p>
      <text:p text:style-name="Normal"><text:s text:c="4"/>background: var(--accent-orange);</text:p>
      <text:p text:style-name="Normal"><text:s text:c="4"/>color: var(--white);</text:p>
      <text:p text:style-name="Normal"><text:s text:c="4"/>padding: var(--spacing-xs) var(--spacing-md);</text:p>
      <text:p text:style-name="Normal"><text:s text:c="4"/>border-radius: var(--radius-full);</text:p>
      <text:p text:style-name="Normal"><text:s text:c="4"/>font-size: 0.75rem;</text:p>
      <text:soft-page-break/>
      <text:p text:style-name="Normal"><text:s text:c="4"/>font-weight: 600;</text:p>
      <text:p text:style-name="Normal">}</text:p>
      <text:p text:style-name="Normal"/>
      <text:p text:style-name="Normal">.box-price {</text:p>
      <text:p text:style-name="Normal"><text:s text:c="4"/>font-size: 2.5rem;</text:p>
      <text:p text:style-name="Normal"><text:s text:c="4"/>font-weight: 700;</text:p>
      <text:p text:style-name="Normal"><text:s text:c="4"/>color: var(--primary-green);</text:p>
      <text:p text:style-name="Normal"><text:s text:c="4"/>margin: var(--spacing-md) 0;</text:p>
      <text:p text:style-name="Normal">}</text:p>
      <text:p text:style-name="Normal"/>
      <text:p text:style-name="Normal"><text:s text:c="4"/>.box-price span {</text:p>
      <text:p text:style-name="Normal"><text:s text:c="8"/>font-size: 1rem;</text:p>
      <text:p text:style-name="Normal"><text:s text:c="8"/>font-weight: 400;</text:p>
      <text:p text:style-name="Normal"><text:s text:c="8"/>color: var(--gray-600);</text:p>
      <text:p text:style-name="Normal"><text:s text:c="4"/>}</text:p>
      <text:p text:style-name="Normal"/>
      <text:p text:style-name="Normal">.box-card ul {</text:p>
      <text:p text:style-name="Normal"><text:s text:c="4"/>list-style: none;</text:p>
      <text:p text:style-name="Normal"><text:s text:c="4"/>padding: 0;</text:p>
      <text:p text:style-name="Normal"><text:s text:c="4"/>margin: var(--spacing-lg) 0;</text:p>
      <text:p text:style-name="Normal"><text:s text:c="4"/>text-align: left;</text:p>
      <text:p text:style-name="Normal">}</text:p>
      <text:p text:style-name="Normal"/>
      <text:p text:style-name="Normal"><text:s text:c="4"/>.box-card ul li {</text:p>
      <text:p text:style-name="Normal"><text:s text:c="8"/>padding: var(--spacing-sm) 0;</text:p>
      <text:p text:style-name="Normal"><text:s text:c="8"/>border-bottom: 1px solid var(--gray-200);</text:p>
      <text:p text:style-name="Normal"><text:s text:c="8"/>font-size: 0.9rem;</text:p>
      <text:p text:style-name="Normal"><text:s text:c="4"/>}</text:p>
      <text:p text:style-name="Normal"/>
      <text:p text:style-name="Normal">/* -----------------------------------------</text:p>
      <text:p text:style-name="Normal"><text:s text:c="3"/>BLOG SECTION</text:p>
      <text:p text:style-name="Normal"><text:s text:c="3"/>----------------------------------------- */</text:p>
      <text:p text:style-name="Normal">.blog-section {</text:p>
      <text:p text:style-name="Normal"><text:s text:c="4"/>padding: var(--spacing-3xl) 0;</text:p>
      <text:p text:style-name="Normal"><text:s text:c="4"/>background-color: var(--white);</text:p>
      <text:p text:style-name="Normal">}</text:p>
      <text:p text:style-name="Normal"/>
      <text:p text:style-name="Normal">.blog-card {</text:p>
      <text:p text:style-name="Normal"><text:s text:c="4"/>background: var(--white);</text:p>
      <text:p text:style-name="Normal"><text:s text:c="4"/>border-radius: var(--radius-lg);</text:p>
      <text:p text:style-name="Normal"><text:s text:c="4"/>overflow: hidden;</text:p>
      <text:p text:style-name="Normal"><text:s text:c="4"/>box-shadow: var(--shadow-md);</text:p>
      <text:p text:style-name="Normal"><text:s text:c="4"/>transition: all var(--transition-normal);</text:p>
      <text:p text:style-name="Normal">}</text:p>
      <text:p text:style-name="Normal"/>
      <text:p text:style-name="Normal"><text:s text:c="4"/>.blog-card:hover {</text:p>
      <text:p text:style-name="Normal"><text:s text:c="8"/>transform: translateY(-5px);</text:p>
      <text:p text:style-name="Normal"><text:s text:c="8"/>box-shadow: var(--shadow-lg);</text:p>
      <text:p text:style-name="Normal"><text:s text:c="4"/>}</text:p>
      <text:p text:style-name="Normal"/>
      <text:p text:style-name="Normal">.blog-image {</text:p>
      <text:p text:style-name="Normal"><text:s text:c="4"/>position: relative;</text:p>
      <text:p text:style-name="Normal"><text:s text:c="4"/>overflow: hidden;</text:p>
      <text:p text:style-name="Normal">}</text:p>
      <text:p text:style-name="Normal"/>
      <text:p text:style-name="Normal"><text:s text:c="4"/>.blog-image img {</text:p>
      <text:soft-page-break/>
      <text:p text:style-name="Normal"><text:s text:c="8"/>width: 100%;</text:p>
      <text:p text:style-name="Normal"><text:s text:c="8"/>height: 200px;</text:p>
      <text:p text:style-name="Normal"><text:s text:c="8"/>object-fit: cover;</text:p>
      <text:p text:style-name="Normal"><text:s text:c="8"/>transition: transform var(--transition-normal);</text:p>
      <text:p text:style-name="Normal"><text:s text:c="4"/>}</text:p>
      <text:p text:style-name="Normal"/>
      <text:p text:style-name="Normal">.blog-card:hover .blog-image img {</text:p>
      <text:p text:style-name="Normal"><text:s text:c="4"/>transform: scale(1.05);</text:p>
      <text:p text:style-name="Normal">}</text:p>
      <text:p text:style-name="Normal"/>
      <text:p text:style-name="Normal">.blog-category {</text:p>
      <text:p text:style-name="Normal"><text:s text:c="4"/>position: absolute;</text:p>
      <text:p text:style-name="Normal"><text:s text:c="4"/>top: var(--spacing-md);</text:p>
      <text:p text:style-name="Normal"><text:s text:c="4"/>left: var(--spacing-md);</text:p>
      <text:p text:style-name="Normal"><text:s text:c="4"/>background: var(--primary-green);</text:p>
      <text:p text:style-name="Normal"><text:s text:c="4"/>color: var(--white);</text:p>
      <text:p text:style-name="Normal"><text:s text:c="4"/>padding: var(--spacing-xs) var(--spacing-sm);</text:p>
      <text:p text:style-name="Normal"><text:s text:c="4"/>border-radius: var(--radius-sm);</text:p>
      <text:p text:style-name="Normal"><text:s text:c="4"/>font-size: 0.75rem;</text:p>
      <text:p text:style-name="Normal"><text:s text:c="4"/>font-weight: 600;</text:p>
      <text:p text:style-name="Normal">}</text:p>
      <text:p text:style-name="Normal"/>
      <text:p text:style-name="Normal">.blog-content {</text:p>
      <text:p text:style-name="Normal"><text:s text:c="4"/>padding: var(--spacing-lg);</text:p>
      <text:p text:style-name="Normal">}</text:p>
      <text:p text:style-name="Normal"/>
      <text:p text:style-name="Normal">.blog-meta {</text:p>
      <text:p text:style-name="Normal"><text:s text:c="4"/>display: flex;</text:p>
      <text:soft-page-break/>
      <text:p text:style-name="Normal"><text:s text:c="4"/>gap: var(--spacing-md);</text:p>
      <text:p text:style-name="Normal"><text:s text:c="4"/>color: var(--gray-500);</text:p>
      <text:p text:style-name="Normal"><text:s text:c="4"/>font-size: 0.8rem;</text:p>
      <text:p text:style-name="Normal"><text:s text:c="4"/>margin-bottom: var(--spacing-sm);</text:p>
      <text:p text:style-name="Normal">}</text:p>
      <text:p text:style-name="Normal"/>
      <text:p text:style-name="Normal">.blog-content h4 {</text:p>
      <text:p text:style-name="Normal"><text:s text:c="4"/>margin-bottom: var(--spacing-sm);</text:p>
      <text:p text:style-name="Normal"><text:s text:c="4"/>line-height: 1.4;</text:p>
      <text:p text:style-name="Normal">}</text:p>
      <text:p text:style-name="Normal"/>
      <text:p text:style-name="Normal">.blog-content p {</text:p>
      <text:p text:style-name="Normal"><text:s text:c="4"/>color: var(--gray-600);</text:p>
      <text:p text:style-name="Normal"><text:s text:c="4"/>font-size: 0.9rem;</text:p>
      <text:p text:style-name="Normal">}</text:p>
      <text:p text:style-name="Normal"/>
      <text:p text:style-name="Normal">/* -----------------------------------------</text:p>
      <text:p text:style-name="Normal"><text:s text:c="3"/>NEWSLETTER</text:p>
      <text:p text:style-name="Normal"><text:s text:c="3"/>----------------------------------------- */</text:p>
      <text:p text:style-name="Normal">.newsletter-section {</text:p>
      <text:p text:style-name="Normal"><text:s text:c="4"/>padding: var(--spacing-2xl) 0;</text:p>
      <text:p text:style-name="Normal"><text:s text:c="4"/>background-color: var(--secondary-cream);</text:p>
      <text:p text:style-name="Normal">}</text:p>
      <text:p text:style-name="Normal"/>
      <text:p text:style-name="Normal">.newsletter-content {</text:p>
      <text:p text:style-name="Normal"><text:s text:c="4"/>background: var(--white);</text:p>
      <text:p text:style-name="Normal"><text:s text:c="4"/>padding: var(--spacing-2xl);</text:p>
      <text:p text:style-name="Normal"><text:s text:c="4"/>border-radius: var(--radius-lg);</text:p>
      <text:soft-page-break/>
      <text:p text:style-name="Normal"><text:s text:c="4"/>box-shadow: var(--shadow-md);</text:p>
      <text:p text:style-name="Normal">}</text:p>
      <text:p text:style-name="Normal"/>
      <text:p text:style-name="Normal"><text:s text:c="4"/>.newsletter-content h3 {</text:p>
      <text:p text:style-name="Normal"><text:s text:c="8"/>margin-bottom: var(--spacing-sm);</text:p>
      <text:p text:style-name="Normal"><text:s text:c="4"/>}</text:p>
      <text:p text:style-name="Normal"/>
      <text:p text:style-name="Normal">.newsletter-form .input-group {</text:p>
      <text:p text:style-name="Normal"><text:s text:c="4"/>max-width: 500px;</text:p>
      <text:p text:style-name="Normal"><text:s text:c="4"/>margin-bottom: var(--spacing-sm);</text:p>
      <text:p text:style-name="Normal">}</text:p>
      <text:p text:style-name="Normal"/>
      <text:p text:style-name="Normal">.newsletter-form .form-control {</text:p>
      <text:p text:style-name="Normal"><text:s text:c="4"/>padding: var(--spacing-md);</text:p>
      <text:p text:style-name="Normal"><text:s text:c="4"/>border: 2px solid var(--gray-200);</text:p>
      <text:p text:style-name="Normal"><text:s text:c="4"/>border-radius: var(--radius-md) 0 0 var(--radius-md);</text:p>
      <text:p text:style-name="Normal">}</text:p>
      <text:p text:style-name="Normal"/>
      <text:p text:style-name="Normal">.newsletter-form .btn {</text:p>
      <text:p text:style-name="Normal"><text:s text:c="4"/>border-radius: 0 var(--radius-md) var(--radius-md) 0;</text:p>
      <text:p text:style-name="Normal"><text:s text:c="4"/>padding: var(--spacing-md) var(--spacing-xl);</text:p>
      <text:p text:style-name="Normal">}</text:p>
      <text:p text:style-name="Normal"/>
      <text:p text:style-name="Normal">/* -----------------------------------------</text:p>
      <text:p text:style-name="Normal"><text:s text:c="3"/>FAQ SECTION</text:p>
      <text:p text:style-name="Normal"><text:s text:c="3"/>----------------------------------------- */</text:p>
      <text:p text:style-name="Normal">.faq-section {</text:p>
      <text:p text:style-name="Normal"><text:s text:c="4"/>padding: var(--spacing-3xl) 0;</text:p>
      <text:soft-page-break/>
      <text:p text:style-name="Normal"><text:s text:c="4"/>background-color: var(--gray-100);</text:p>
      <text:p text:style-name="Normal">}</text:p>
      <text:p text:style-name="Normal"/>
      <text:p text:style-name="Normal">.accordion-item {</text:p>
      <text:p text:style-name="Normal"><text:s text:c="4"/>background: var(--white);</text:p>
      <text:p text:style-name="Normal"><text:s text:c="4"/>border: none;</text:p>
      <text:p text:style-name="Normal"><text:s text:c="4"/>border-radius: var(--radius-md) !important;</text:p>
      <text:p text:style-name="Normal"><text:s text:c="4"/>margin-bottom: var(--spacing-md);</text:p>
      <text:p text:style-name="Normal"><text:s text:c="4"/>overflow: hidden;</text:p>
      <text:p text:style-name="Normal"><text:s text:c="4"/>box-shadow: var(--shadow-sm);</text:p>
      <text:p text:style-name="Normal">}</text:p>
      <text:p text:style-name="Normal"/>
      <text:p text:style-name="Normal">.accordion-button {</text:p>
      <text:p text:style-name="Normal"><text:s text:c="4"/>font-weight: 600;</text:p>
      <text:p text:style-name="Normal"><text:s text:c="4"/>padding: var(--spacing-lg);</text:p>
      <text:p text:style-name="Normal"><text:s text:c="4"/>background: var(--white);</text:p>
      <text:p text:style-name="Normal">}</text:p>
      <text:p text:style-name="Normal"/>
      <text:p text:style-name="Normal"><text:s text:c="4"/>.accordion-button:not(.collapsed) {</text:p>
      <text:p text:style-name="Normal"><text:s text:c="8"/>background-color: var(--secondary-cream);</text:p>
      <text:p text:style-name="Normal"><text:s text:c="8"/>color: var(--primary-green);</text:p>
      <text:p text:style-name="Normal"><text:s text:c="4"/>}</text:p>
      <text:p text:style-name="Normal"/>
      <text:p text:style-name="Normal"><text:s text:c="4"/>.accordion-button:focus {</text:p>
      <text:p text:style-name="Normal"><text:s text:c="8"/>box-shadow: none;</text:p>
      <text:p text:style-name="Normal"><text:s text:c="8"/>border-color: var(--primary-green);</text:p>
      <text:p text:style-name="Normal"><text:s text:c="4"/>}</text:p>
      <text:p text:style-name="Normal"/>
      <text:soft-page-break/>
      <text:p text:style-name="Normal">.accordion-body {</text:p>
      <text:p text:style-name="Normal"><text:s text:c="4"/>padding: var(--spacing-lg);</text:p>
      <text:p text:style-name="Normal"><text:s text:c="4"/>color: var(--gray-600);</text:p>
      <text:p text:style-name="Normal"><text:s text:c="4"/>line-height: 1.8;</text:p>
      <text:p text:style-name="Normal">}</text:p>
      <text:p text:style-name="Normal"/>
      <text:p text:style-name="Normal">/* -----------------------------------------</text:p>
      <text:p text:style-name="Normal"><text:s text:c="3"/>CONTACT CTA</text:p>
      <text:p text:style-name="Normal"><text:s text:c="3"/>----------------------------------------- */</text:p>
      <text:p text:style-name="Normal">.contact-cta {</text:p>
      <text:p text:style-name="Normal"><text:s text:c="4"/>padding: var(--spacing-2xl) 0;</text:p>
      <text:p text:style-name="Normal"><text:s text:c="4"/>background: linear-gradient(135deg, var(--primary-green) 0%, var(--primary-green-dark) 100%);</text:p>
      <text:p text:style-name="Normal"><text:s text:c="4"/>color: var(--white);</text:p>
      <text:p text:style-name="Normal">}</text:p>
      <text:p text:style-name="Normal"/>
      <text:p text:style-name="Normal"><text:s text:c="4"/>.contact-cta h3 {</text:p>
      <text:p text:style-name="Normal"><text:s text:c="8"/>color: var(--white);</text:p>
      <text:p text:style-name="Normal"><text:s text:c="8"/>margin-bottom: var(--spacing-xs);</text:p>
      <text:p text:style-name="Normal"><text:s text:c="4"/>}</text:p>
      <text:p text:style-name="Normal"/>
      <text:p text:style-name="Normal"><text:s text:c="4"/>.contact-cta p {</text:p>
      <text:p text:style-name="Normal"><text:s text:c="8"/>opacity: 0.9;</text:p>
      <text:p text:style-name="Normal"><text:s text:c="8"/>margin-bottom: 0;</text:p>
      <text:p text:style-name="Normal"><text:s text:c="4"/>}</text:p>
      <text:p text:style-name="Normal"/>
      <text:p text:style-name="Normal"><text:s text:c="4"/>.contact-cta .btn {</text:p>
      <text:p text:style-name="Normal"><text:s text:c="8"/>margin-left: var(--spacing-sm);</text:p>
      <text:soft-page-break/>
      <text:p text:style-name="Normal"><text:s text:c="4"/>}</text:p>
      <text:p text:style-name="Normal"/>
      <text:p text:style-name="Normal">/* -----------------------------------------</text:p>
      <text:p text:style-name="Normal"><text:s text:c="3"/>PARTNERS</text:p>
      <text:p text:style-name="Normal"><text:s text:c="3"/>----------------------------------------- */</text:p>
      <text:p text:style-name="Normal">.partners-section {</text:p>
      <text:p text:style-name="Normal"><text:s text:c="4"/>padding: var(--spacing-2xl) 0;</text:p>
      <text:p text:style-name="Normal"><text:s text:c="4"/>background-color: var(--white);</text:p>
      <text:p text:style-name="Normal"><text:s text:c="4"/>border-top: 1px solid var(--gray-200);</text:p>
      <text:p text:style-name="Normal">}</text:p>
      <text:p text:style-name="Normal"/>
      <text:p text:style-name="Normal">.partners-logos {</text:p>
      <text:p text:style-name="Normal"><text:s text:c="4"/>display: flex;</text:p>
      <text:p text:style-name="Normal"><text:s text:c="4"/>justify-content: center;</text:p>
      <text:p text:style-name="Normal"><text:s text:c="4"/>align-items: center;</text:p>
      <text:p text:style-name="Normal"><text:s text:c="4"/>gap: var(--spacing-3xl);</text:p>
      <text:p text:style-name="Normal"><text:s text:c="4"/>flex-wrap: wrap;</text:p>
      <text:p text:style-name="Normal">}</text:p>
      <text:p text:style-name="Normal"/>
      <text:p text:style-name="Normal"><text:s text:c="4"/>.partners-logos img {</text:p>
      <text:p text:style-name="Normal"><text:s text:c="8"/>height: 50px;</text:p>
      <text:p text:style-name="Normal"><text:s text:c="8"/>filter: grayscale(100%);</text:p>
      <text:p text:style-name="Normal"><text:s text:c="8"/>opacity: 0.6;</text:p>
      <text:p text:style-name="Normal"><text:s text:c="8"/>transition: all var(--transition-fast);</text:p>
      <text:p text:style-name="Normal"><text:s text:c="4"/>}</text:p>
      <text:p text:style-name="Normal"/>
      <text:p text:style-name="Normal"><text:s text:c="8"/>.partners-logos img:hover {</text:p>
      <text:p text:style-name="Normal"><text:s text:c="12"/>filter: grayscale(0%);</text:p>
      <text:soft-page-break/>
      <text:p text:style-name="Normal"><text:s text:c="12"/>opacity: 1;</text:p>
      <text:p text:style-name="Normal"><text:s text:c="8"/>}</text:p>
      <text:p text:style-name="Normal"/>
      <text:p text:style-name="Normal">/* -----------------------------------------</text:p>
      <text:p text:style-name="Normal"><text:s text:c="3"/>RESPONSIVE STYLES</text:p>
      <text:p text:style-name="Normal"><text:s text:c="3"/>----------------------------------------- */</text:p>
      <text:p text:style-name="Normal">@media (max-width: 992px) {</text:p>
      <text:p text:style-name="Normal"><text:s text:c="4"/>.hero h1 {</text:p>
      <text:p text:style-name="Normal"><text:s text:c="8"/>font-size: 2.5rem;</text:p>
      <text:p text:style-name="Normal"><text:s text:c="4"/>}</text:p>
      <text:p text:style-name="Normal"/>
      <text:p text:style-name="Normal"><text:s text:c="4"/>.hero-stats {</text:p>
      <text:p text:style-name="Normal"><text:s text:c="8"/>gap: var(--spacing-xl);</text:p>
      <text:p text:style-name="Normal"><text:s text:c="4"/>}</text:p>
      <text:p text:style-name="Normal"/>
      <text:p text:style-name="Normal"><text:s text:c="4"/>.stat-number {</text:p>
      <text:p text:style-name="Normal"><text:s text:c="8"/>font-size: 2rem;</text:p>
      <text:p text:style-name="Normal"><text:s text:c="4"/>}</text:p>
      <text:p text:style-name="Normal"/>
      <text:p text:style-name="Normal"><text:s text:c="4"/>.about-images {</text:p>
      <text:p text:style-name="Normal"><text:s text:c="8"/>margin-bottom: var(--spacing-3xl);</text:p>
      <text:p text:style-name="Normal"><text:s text:c="4"/>}</text:p>
      <text:p text:style-name="Normal">}</text:p>
      <text:p text:style-name="Normal"/>
      <text:p text:style-name="Normal">@media (max-width: 768px) {</text:p>
      <text:p text:style-name="Normal"><text:s text:c="4"/>h1 {</text:p>
      <text:p text:style-name="Normal"><text:s text:c="8"/>font-size: 2rem;</text:p>
      <text:p text:style-name="Normal"><text:s text:c="4"/>}</text:p>
      <text:p text:style-name="Normal"/>
      <text:p text:style-name="Normal"><text:s text:c="4"/>h2 {</text:p>
      <text:p text:style-name="Normal"><text:s text:c="8"/>font-size: 1.75rem;</text:p>
      <text:p text:style-name="Normal"><text:s text:c="4"/>}</text:p>
      <text:p text:style-name="Normal"/>
      <text:p text:style-name="Normal"><text:s text:c="4"/>.hero {</text:p>
      <text:p text:style-name="Normal"><text:s text:c="8"/>min-height: 70vh;</text:p>
      <text:p text:style-name="Normal"><text:s text:c="4"/>}</text:p>
      <text:p text:style-name="Normal"/>
      <text:p text:style-name="Normal"><text:s text:c="8"/>.hero h1 {</text:p>
      <text:p text:style-name="Normal"><text:s text:c="12"/>font-size: 2rem;</text:p>
      <text:p text:style-name="Normal"><text:s text:c="8"/>}</text:p>
      <text:p text:style-name="Normal"/>
      <text:p text:style-name="Normal"><text:s text:c="4"/>.hero-stats {</text:p>
      <text:p text:style-name="Normal"><text:s text:c="8"/>flex-direction: column;</text:p>
      <text:p text:style-name="Normal"><text:s text:c="8"/>gap: var(--spacing-lg);</text:p>
      <text:p text:style-name="Normal"><text:s text:c="4"/>}</text:p>
      <text:p text:style-name="Normal"/>
      <text:p text:style-name="Normal"><text:s text:c="4"/>.hero-buttons {</text:p>
      <text:p text:style-name="Normal"><text:s text:c="8"/>flex-direction: column;</text:p>
      <text:p text:style-name="Normal"><text:s text:c="4"/>}</text:p>
      <text:p text:style-name="Normal"/>
      <text:p text:style-name="Normal"><text:s text:c="8"/>.hero-buttons .btn {</text:p>
      <text:p text:style-name="Normal"><text:s text:c="12"/>width: 100%;</text:p>
      <text:p text:style-name="Normal"><text:s text:c="8"/>}</text:p>
      <text:p text:style-name="Normal"/>
      <text:p text:style-name="Normal"><text:s text:c="4"/>.flip-card {</text:p>
      <text:p text:style-name="Normal"><text:s text:c="8"/>height: 180px;</text:p>
      <text:soft-page-break/>
      <text:p text:style-name="Normal"><text:s text:c="4"/>}</text:p>
      <text:p text:style-name="Normal"/>
      <text:p text:style-name="Normal"><text:s text:c="4"/>.about-img-secondary {</text:p>
      <text:p text:style-name="Normal"><text:s text:c="8"/>display: none;</text:p>
      <text:p text:style-name="Normal"><text:s text:c="4"/>}</text:p>
      <text:p text:style-name="Normal"/>
      <text:p text:style-name="Normal"><text:s text:c="4"/>.experience-badge {</text:p>
      <text:p text:style-name="Normal"><text:s text:c="8"/>position: relative;</text:p>
      <text:p text:style-name="Normal"><text:s text:c="8"/>top: auto;</text:p>
      <text:p text:style-name="Normal"><text:s text:c="8"/>right: auto;</text:p>
      <text:p text:style-name="Normal"><text:s text:c="8"/>margin-top: var(--spacing-lg);</text:p>
      <text:p text:style-name="Normal"><text:s text:c="8"/>display: inline-block;</text:p>
      <text:p text:style-name="Normal"><text:s text:c="4"/>}</text:p>
      <text:p text:style-name="Normal">}</text:p>
      <text:p text:style-name="Normal"/>
      <text:p text:style-name="Normal">@media (max-width: 576px) {</text:p>
      <text:p text:style-name="Normal"><text:s text:c="4"/>section {</text:p>
      <text:p text:style-name="Normal"><text:s text:c="8"/>padding: var(--spacing-2xl) 0;</text:p>
      <text:p text:style-name="Normal"><text:s text:c="4"/>}</text:p>
      <text:p text:style-name="Normal"/>
      <text:p text:style-name="Normal"><text:s text:c="4"/>.section-header {</text:p>
      <text:p text:style-name="Normal"><text:s text:c="8"/>margin-bottom: var(--spacing-xl);</text:p>
      <text:p text:style-name="Normal"><text:s text:c="4"/>}</text:p>
      <text:p text:style-name="Normal"/>
      <text:p text:style-name="Normal"><text:s text:c="4"/>.newsletter-content {</text:p>
      <text:p text:style-name="Normal"><text:s text:c="8"/>padding: var(--spacing-lg);</text:p>
      <text:p text:style-name="Normal"><text:s text:c="4"/>}</text:p>
      <text:p text:style-name="Normal"/>
      <text:soft-page-break/>
      <text:p text:style-name="Normal"><text:s text:c="4"/>.newsletter-form .input-group {</text:p>
      <text:p text:style-name="Normal"><text:s text:c="8"/>flex-direction: column;</text:p>
      <text:p text:style-name="Normal"><text:s text:c="4"/>}</text:p>
      <text:p text:style-name="Normal"/>
      <text:p text:style-name="Normal"><text:s text:c="4"/>.newsletter-form .form-control,</text:p>
      <text:p text:style-name="Normal"><text:s text:c="4"/>.newsletter-form .btn {</text:p>
      <text:p text:style-name="Normal"><text:s text:c="8"/>border-radius: var(--radius-md);</text:p>
      <text:p text:style-name="Normal"><text:s text:c="8"/>width: 100%;</text:p>
      <text:p text:style-name="Normal"><text:s text:c="4"/>}</text:p>
      <text:p text:style-name="Normal"/>
      <text:p text:style-name="Normal"><text:s text:c="4"/>.newsletter-form .btn {</text:p>
      <text:p text:style-name="Normal"><text:s text:c="8"/>margin-top: var(--spacing-sm);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ko" style:country-asian="K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algun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algun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algun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algun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algun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algun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algun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algun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algun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algun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algun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algun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algun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algun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algun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algun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algun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algun Gothic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algun Gothic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Malgun Gothic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Malgun Gothic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Malgun Gothic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laziz deborah</meta:initial-creator>
    <dc:creator>abdulaziz deborah</dc:creator>
    <meta:creation-date>2026-04-20T18:16:00Z</meta:creation-date>
    <dc:date>2026-04-20T18:17:00Z</dc:date>
    <meta:template xlink:href="Normal" xlink:type="simple"/>
    <meta:editing-cycles>1</meta:editing-cycles>
    <meta:editing-duration>PT60S</meta:editing-duration>
    <meta:document-statistic meta:page-count="76" meta:paragraph-count="93" meta:word-count="6988" meta:character-count="46728" meta:row-count="331" meta:non-whitespace-character-count="39833"/>
  </office:meta>
</office:document-meta>
</file>